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fore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After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freq (Ghz)</text:p>
          </table:table-cell>
          <table:table-cell table:style-name="ce2" office:value-type="string" calcext:value-type="string">
            <text:p>amp</text:p>
          </table:table-cell>
          <table:table-cell table:style-name="ce2" office:value-type="string" calcext:value-type="string">
            <text:p>freq (Ghz)</text:p>
          </table:table-cell>
          <table:table-cell table:style-name="ce2" office:value-type="string" calcext:value-type="string">
            <text:p>amp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rms</text:p>
          </table:table-cell>
          <table:table-cell/>
        </table:table-row>
        <table:table-row table:style-name="ro1">
          <table:table-cell office:value-type="float" office:value="345.7907" calcext:value-type="float">
            <text:p>3.457907E+02</text:p>
          </table:table-cell>
          <table:table-cell office:value-type="float" office:value="0.1080842" calcext:value-type="float">
            <text:p>1.080842E-01</text:p>
          </table:table-cell>
          <table:table-cell office:value-type="float" office:value="345.7907" calcext:value-type="float">
            <text:p>3.457907E+02</text:p>
          </table:table-cell>
          <table:table-cell office:value-type="float" office:value="0.1578302" calcext:value-type="float">
            <text:p>1.578302E-01</text:p>
          </table:table-cell>
          <table:table-cell table:formula="of:=[.B3]*[.B3]" office:value-type="float" office:value="0.01168219428964" calcext:value-type="float">
            <text:p>0.0116821943</text:p>
          </table:table-cell>
          <table:table-cell table:formula="of:=SUM([.E3:.E17])" office:value-type="float" office:value="0.121293932085796" calcext:value-type="float">
            <text:p>0.1212939321</text:p>
          </table:table-cell>
          <table:table-cell/>
        </table:table-row>
        <table:table-row table:style-name="ro1">
          <table:table-cell office:value-type="float" office:value="345.7972" calcext:value-type="float">
            <text:p>3.457972E+02</text:p>
          </table:table-cell>
          <table:table-cell office:value-type="float" office:value="0.1541536" calcext:value-type="float">
            <text:p>1.541536E-01</text:p>
          </table:table-cell>
          <table:table-cell office:value-type="float" office:value="345.7972" calcext:value-type="float">
            <text:p>3.457972E+02</text:p>
          </table:table-cell>
          <table:table-cell office:value-type="float" office:value="0.1665873" calcext:value-type="float">
            <text:p>1.665873E-01</text:p>
          </table:table-cell>
          <table:table-cell table:formula="of:=[.B4]*[.B4]" office:value-type="float" office:value="0.02376333239296" calcext:value-type="float">
            <text:p>0.0237633324</text:p>
          </table:table-cell>
          <table:table-cell table:formula="of:=[.F3]/7" office:value-type="float" office:value="0.0173277045836851" calcext:value-type="float">
            <text:p>0.0173277046</text:p>
          </table:table-cell>
          <table:table-cell/>
        </table:table-row>
        <table:table-row table:style-name="ro1">
          <table:table-cell office:value-type="float" office:value="345.8037" calcext:value-type="float">
            <text:p>3.458037E+02</text:p>
          </table:table-cell>
          <table:table-cell office:value-type="float" office:value="0.01544871" calcext:value-type="float">
            <text:p>1.544871E-02</text:p>
          </table:table-cell>
          <table:table-cell office:value-type="float" office:value="345.8037" calcext:value-type="float">
            <text:p>3.458037E+02</text:p>
          </table:table-cell>
          <table:table-cell office:value-type="float" office:value="0.05050268" calcext:value-type="float">
            <text:p>5.050268E-02</text:p>
          </table:table-cell>
          <table:table-cell table:formula="of:=[.B5]*[.B5]" office:value-type="float" office:value="0.0002386626406641" calcext:value-type="float">
            <text:p>0.0002386626</text:p>
          </table:table-cell>
          <table:table-cell table:formula="of:=SQRT([.F4])" office:value-type="float" office:value="0.131634739273814" calcext:value-type="float">
            <text:p>0.1316347393</text:p>
          </table:table-cell>
          <table:table-cell/>
        </table:table-row>
        <table:table-row table:style-name="ro1">
          <table:table-cell office:value-type="float" office:value="345.8102" calcext:value-type="float">
            <text:p>3.458102E+02</text:p>
          </table:table-cell>
          <table:table-cell office:value-type="float" office:value="0.1637613" calcext:value-type="float">
            <text:p>1.637613E-01</text:p>
          </table:table-cell>
          <table:table-cell office:value-type="float" office:value="345.8102" calcext:value-type="float">
            <text:p>3.458102E+02</text:p>
          </table:table-cell>
          <table:table-cell office:value-type="float" office:value="0.1422476" calcext:value-type="float">
            <text:p>1.422476E-01</text:p>
          </table:table-cell>
          <table:table-cell table:formula="of:=[.B6]*[.B6]" office:value-type="float" office:value="0.02681776337769" calcext:value-type="float">
            <text:p>0.0268177634</text:p>
          </table:table-cell>
          <table:table-cell table:number-columns-repeated="2"/>
        </table:table-row>
        <table:table-row table:style-name="ro1">
          <table:table-cell office:value-type="float" office:value="345.8167" calcext:value-type="float">
            <text:p>3.458167E+02</text:p>
          </table:table-cell>
          <table:table-cell office:value-type="float" office:value="0.1988556" calcext:value-type="float">
            <text:p>1.988556E-01</text:p>
          </table:table-cell>
          <table:table-cell office:value-type="float" office:value="345.8167" calcext:value-type="float">
            <text:p>3.458167E+02</text:p>
          </table:table-cell>
          <table:table-cell office:value-type="float" office:value="0.1401358" calcext:value-type="float">
            <text:p>1.401358E-01</text:p>
          </table:table-cell>
          <table:table-cell table:formula="of:=[.B7]*[.B7]" office:value-type="float" office:value="0.03954354965136" calcext:value-type="float">
            <text:p>0.0395435497</text:p>
          </table:table-cell>
          <table:table-cell table:number-columns-repeated="2"/>
        </table:table-row>
        <table:table-row table:style-name="ro1">
          <table:table-cell office:value-type="float" office:value="345.8232" calcext:value-type="float">
            <text:p>3.458232E+02</text:p>
          </table:table-cell>
          <table:table-cell office:value-type="float" office:value="0.0994202" calcext:value-type="float">
            <text:p>9.942020E-02</text:p>
          </table:table-cell>
          <table:table-cell office:value-type="float" office:value="345.8232" calcext:value-type="float">
            <text:p>3.458232E+02</text:p>
          </table:table-cell>
          <table:table-cell office:value-type="float" office:value="0.06407364" calcext:value-type="float">
            <text:p>6.407364E-02</text:p>
          </table:table-cell>
          <table:table-cell table:formula="of:=[.B8]*[.B8]" office:value-type="float" office:value="0.00988437616804" calcext:value-type="float">
            <text:p>0.0098843762</text:p>
          </table:table-cell>
          <table:table-cell table:number-columns-repeated="2"/>
        </table:table-row>
        <table:table-row table:style-name="ro1">
          <table:table-cell office:value-type="float" office:value="345.8297" calcext:value-type="float">
            <text:p>3.458297E+02</text:p>
          </table:table-cell>
          <table:table-cell office:value-type="float" office:value="0.09676804" calcext:value-type="float">
            <text:p>9.676804E-02</text:p>
          </table:table-cell>
          <table:table-cell office:value-type="float" office:value="345.8297" calcext:value-type="float">
            <text:p>3.458297E+02</text:p>
          </table:table-cell>
          <table:table-cell office:value-type="float" office:value="0.1053138" calcext:value-type="float">
            <text:p>1.053138E-01</text:p>
          </table:table-cell>
          <table:table-cell table:formula="of:=[.B9]*[.B9]" office:value-type="float" office:value="0.0093640535654416" calcext:value-type="float">
            <text:p>0.0093640536</text:p>
          </table:table-cell>
          <table:table-cell table:number-columns-repeated="2"/>
        </table:table-row>
        <table:table-row table:style-name="ro1">
          <table:table-cell office:value-type="float" office:value="345.8362" calcext:value-type="float">
            <text:p>3.458362E+02</text:p>
          </table:table-cell>
          <table:table-cell office:value-type="float" office:value="0.9615254" calcext:value-type="float">
            <text:p>9.615254E-01</text:p>
          </table:table-cell>
          <table:table-cell office:value-type="float" office:value="345.8362" calcext:value-type="float">
            <text:p>3.458362E+02</text:p>
          </table:table-cell>
          <table:table-cell office:value-type="float" office:value="0.4899807" calcext:value-type="float">
            <text:p>4.899807E-01</text:p>
          </table:table-cell>
          <table:table-cell table:number-columns-repeated="3"/>
        </table:table-row>
        <table:table-row table:style-name="ro1">
          <table:table-cell office:value-type="float" office:value="345.8427" calcext:value-type="float">
            <text:p>3.458427E+02</text:p>
          </table:table-cell>
          <table:table-cell office:value-type="float" office:value="1.229955" calcext:value-type="float">
            <text:p>1.229955E+00</text:p>
          </table:table-cell>
          <table:table-cell office:value-type="float" office:value="345.8427" calcext:value-type="float">
            <text:p>3.458427E+02</text:p>
          </table:table-cell>
          <table:table-cell office:value-type="float" office:value="0.2489775" calcext:value-type="float">
            <text:p>2.489775E-01</text:p>
          </table:table-cell>
          <table:table-cell table:number-columns-repeated="3"/>
        </table:table-row>
        <table:table-row table:style-name="ro1">
          <table:table-cell office:value-type="float" office:value="345.8492" calcext:value-type="float">
            <text:p>3.458492E+02</text:p>
          </table:table-cell>
          <table:table-cell office:value-type="float" office:value="1.216342" calcext:value-type="float">
            <text:p>1.216342E+00</text:p>
          </table:table-cell>
          <table:table-cell office:value-type="float" office:value="345.8492" calcext:value-type="float">
            <text:p>3.458492E+02</text:p>
          </table:table-cell>
          <table:table-cell office:value-type="float" office:value="0.2882326" calcext:value-type="float">
            <text:p>2.882326E-01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float" office:value="345.8557" calcext:value-type="float">
            <text:p>3.458557E+02</text:p>
          </table:table-cell>
          <table:table-cell office:value-type="float" office:value="1.626514" calcext:value-type="float">
            <text:p>1.626514E+00</text:p>
          </table:table-cell>
          <table:table-cell office:value-type="float" office:value="345.8557" calcext:value-type="float">
            <text:p>3.458557E+02</text:p>
          </table:table-cell>
          <table:table-cell office:value-type="float" office:value="0.5487572" calcext:value-type="float">
            <text:p>5.487572E-01</text:p>
          </table:table-cell>
          <table:table-cell table:number-columns-repeated="3"/>
        </table:table-row>
        <table:table-row table:style-name="ro1">
          <table:table-cell office:value-type="float" office:value="345.8622" calcext:value-type="float">
            <text:p>3.458622E+02</text:p>
          </table:table-cell>
          <table:table-cell office:value-type="float" office:value="1.194636" calcext:value-type="float">
            <text:p>1.194636E+00</text:p>
          </table:table-cell>
          <table:table-cell office:value-type="float" office:value="345.8622" calcext:value-type="float">
            <text:p>3.458622E+02</text:p>
          </table:table-cell>
          <table:table-cell office:value-type="float" office:value="0.3788375" calcext:value-type="float">
            <text:p>3.788375E-01</text:p>
          </table:table-cell>
          <table:table-cell table:number-columns-repeated="3"/>
        </table:table-row>
        <table:table-row table:style-name="ro1">
          <table:table-cell office:value-type="float" office:value="345.8687" calcext:value-type="float">
            <text:p>3.458687E+02</text:p>
          </table:table-cell>
          <table:table-cell office:value-type="float" office:value="0.3271836" calcext:value-type="float">
            <text:p>3.271836E-01</text:p>
          </table:table-cell>
          <table:table-cell office:value-type="float" office:value="345.8687" calcext:value-type="float">
            <text:p>3.458687E+02</text:p>
          </table:table-cell>
          <table:table-cell office:value-type="float" office:value="0.1498699" calcext:value-type="float">
            <text:p>1.498699E-01</text:p>
          </table:table-cell>
          <table:table-cell table:number-columns-repeated="3"/>
        </table:table-row>
        <table:table-row table:style-name="ro1">
          <table:table-cell office:value-type="float" office:value="345.8752" calcext:value-type="float">
            <text:p>3.458752E+02</text:p>
          </table:table-cell>
          <table:table-cell office:value-type="float" office:value="0.05306951" calcext:value-type="float">
            <text:p>5.306951E-02</text:p>
          </table:table-cell>
          <table:table-cell office:value-type="float" office:value="345.8752" calcext:value-type="float">
            <text:p>3.458752E+02</text:p>
          </table:table-cell>
          <table:table-cell office:value-type="float" office:value="0.03459528" calcext:value-type="float">
            <text:p>3.459528E-02</text:p>
          </table:table-cell>
          <table:table-cell table:number-columns-repeated="3"/>
        </table:table-row>
        <table:table-row table:style-name="ro1">
          <table:table-cell office:value-type="float" office:value="345.8817" calcext:value-type="float">
            <text:p>3.458817E+02</text:p>
          </table:table-cell>
          <table:table-cell office:value-type="float" office:value="0.04502946" calcext:value-type="float">
            <text:p>4.502946E-02</text:p>
          </table:table-cell>
          <table:table-cell office:value-type="float" office:value="345.8817" calcext:value-type="float">
            <text:p>3.458817E+02</text:p>
          </table:table-cell>
          <table:table-cell office:value-type="float" office:value="0.01737754" calcext:value-type="float">
            <text:p>1.737754E-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ms noise:</text:p>
          </table:table-cell>
          <table:table-cell office:value-type="float" office:value="0.131634739273814" calcext:value-type="float">
            <text:p>1.316347E-01</text:p>
          </table:table-cell>
          <table:table-cell table:style-name="ce4" office:value-type="string" calcext:value-type="string">
            <text:p>rms noise:</text:p>
          </table:table-cell>
          <table:table-cell office:value-type="float" office:value="0.125516687109838" calcext:value-type="float">
            <text:p>1.255167E-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ignificance:</text:p>
          </table:table-cell>
          <table:table-cell table:style-name="ce7" table:formula="of:=MAX([.B3:.B17])/[.B18]" office:value-type="float" office:value="12.3562671143875" calcext:value-type="float">
            <text:p>12.36</text:p>
          </table:table-cell>
          <table:table-cell table:style-name="ce4" office:value-type="string" calcext:value-type="string">
            <text:p>significance:</text:p>
          </table:table-cell>
          <table:table-cell table:style-name="ce7" table:formula="of:=MAX([.D3:.D17])/[.D18]" office:value-type="float" office:value="4.37198600947611" calcext:value-type="float">
            <text:p>4.37</text:p>
          </table:table-cell>
          <table:table-cell table:number-columns-repeated="3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office:value-type="float" office:value="345.7879" calcext:value-type="float">
            <text:p>3.457879E+02</text:p>
          </table:table-cell>
          <table:table-cell office:value-type="float" office:value="0.04281906" calcext:value-type="float">
            <text:p>4.281906E-02</text:p>
          </table:table-cell>
          <table:table-cell office:value-type="float" office:value="345.7879" calcext:value-type="float">
            <text:p>3.457879E+02</text:p>
          </table:table-cell>
          <table:table-cell office:value-type="float" office:value="0.221451" calcext:value-type="float">
            <text:p>2.214510E-01</text:p>
          </table:table-cell>
          <table:table-cell table:formula="of:=[.B22]*[.B22]" office:value-type="float" office:value="0.0018334718992836" calcext:value-type="float">
            <text:p>0.0018334719</text:p>
          </table:table-cell>
          <table:table-cell table:formula="of:=SUM([.E22:.E80])/58" office:value-type="float" office:value="0.154109744994636" calcext:value-type="float">
            <text:p>0.154109745</text:p>
          </table:table-cell>
          <table:table-cell/>
        </table:table-row>
        <table:table-row table:style-name="ro1">
          <table:table-cell office:value-type="float" office:value="345.7887" calcext:value-type="float">
            <text:p>3.457887E+02</text:p>
          </table:table-cell>
          <table:table-cell office:value-type="float" office:value="0.2892774" calcext:value-type="float">
            <text:p>2.892774E-01</text:p>
          </table:table-cell>
          <table:table-cell office:value-type="float" office:value="345.7887" calcext:value-type="float">
            <text:p>3.457887E+02</text:p>
          </table:table-cell>
          <table:table-cell office:value-type="float" office:value="0.1997196" calcext:value-type="float">
            <text:p>1.997196E-01</text:p>
          </table:table-cell>
          <table:table-cell table:formula="of:=[.B23]*[.B23]" office:value-type="float" office:value="0.08368141415076" calcext:value-type="float">
            <text:p>0.0836814142</text:p>
          </table:table-cell>
          <table:table-cell table:number-columns-repeated="2"/>
        </table:table-row>
        <table:table-row table:style-name="ro1">
          <table:table-cell office:value-type="float" office:value="345.7895" calcext:value-type="float">
            <text:p>3.457895E+02</text:p>
          </table:table-cell>
          <table:table-cell office:value-type="float" office:value="0.4073504" calcext:value-type="float">
            <text:p>4.073504E-01</text:p>
          </table:table-cell>
          <table:table-cell office:value-type="float" office:value="345.7895" calcext:value-type="float">
            <text:p>3.457895E+02</text:p>
          </table:table-cell>
          <table:table-cell office:value-type="float" office:value="0.4149273" calcext:value-type="float">
            <text:p>4.149273E-01</text:p>
          </table:table-cell>
          <table:table-cell table:formula="of:=[.B24]*[.B24]" office:value-type="float" office:value="0.16593434838016" calcext:value-type="float">
            <text:p>0.1659343484</text:p>
          </table:table-cell>
          <table:table-cell table:number-columns-repeated="2"/>
        </table:table-row>
        <table:table-row table:style-name="ro1">
          <table:table-cell office:value-type="float" office:value="345.7903" calcext:value-type="float">
            <text:p>3.457903E+02</text:p>
          </table:table-cell>
          <table:table-cell office:value-type="float" office:value="0.2138657" calcext:value-type="float">
            <text:p>2.138657E-01</text:p>
          </table:table-cell>
          <table:table-cell office:value-type="float" office:value="345.7903" calcext:value-type="float">
            <text:p>3.457903E+02</text:p>
          </table:table-cell>
          <table:table-cell office:value-type="float" office:value="0.2899738" calcext:value-type="float">
            <text:p>2.899738E-01</text:p>
          </table:table-cell>
          <table:table-cell table:formula="of:=[.B25]*[.B25]" office:value-type="float" office:value="0.04573853763649" calcext:value-type="float">
            <text:p>0.0457385376</text:p>
          </table:table-cell>
          <table:table-cell table:formula="of:=SQRT([.F22])" office:value-type="float" office:value="0.392568140575157" calcext:value-type="float">
            <text:p>0.3925681406</text:p>
          </table:table-cell>
          <table:table-cell/>
        </table:table-row>
        <table:table-row table:style-name="ro1">
          <table:table-cell office:value-type="float" office:value="345.7912" calcext:value-type="float">
            <text:p>3.457912E+02</text:p>
          </table:table-cell>
          <table:table-cell office:value-type="float" office:value="0.6262693" calcext:value-type="float">
            <text:p>6.262693E-01</text:p>
          </table:table-cell>
          <table:table-cell office:value-type="float" office:value="345.7912" calcext:value-type="float">
            <text:p>3.457912E+02</text:p>
          </table:table-cell>
          <table:table-cell office:value-type="float" office:value="0.6677324" calcext:value-type="float">
            <text:p>6.677324E-01</text:p>
          </table:table-cell>
          <table:table-cell table:formula="of:=[.B26]*[.B26]" office:value-type="float" office:value="0.39221323612249" calcext:value-type="float">
            <text:p>0.3922132361</text:p>
          </table:table-cell>
          <table:table-cell table:number-columns-repeated="2"/>
        </table:table-row>
        <table:table-row table:style-name="ro1">
          <table:table-cell office:value-type="float" office:value="345.792" calcext:value-type="float">
            <text:p>3.457920E+02</text:p>
          </table:table-cell>
          <table:table-cell office:value-type="float" office:value="0.186701" calcext:value-type="float">
            <text:p>1.867010E-01</text:p>
          </table:table-cell>
          <table:table-cell office:value-type="float" office:value="345.792" calcext:value-type="float">
            <text:p>3.457920E+02</text:p>
          </table:table-cell>
          <table:table-cell office:value-type="float" office:value="0.1558384" calcext:value-type="float">
            <text:p>1.558384E-01</text:p>
          </table:table-cell>
          <table:table-cell table:formula="of:=[.B27]*[.B27]" office:value-type="float" office:value="0.034857263401" calcext:value-type="float">
            <text:p>0.0348572634</text:p>
          </table:table-cell>
          <table:table-cell table:number-columns-repeated="2"/>
        </table:table-row>
        <table:table-row table:style-name="ro1">
          <table:table-cell office:value-type="float" office:value="345.7928" calcext:value-type="float">
            <text:p>3.457928E+02</text:p>
          </table:table-cell>
          <table:table-cell office:value-type="float" office:value="0.4587477" calcext:value-type="float">
            <text:p>4.587477E-01</text:p>
          </table:table-cell>
          <table:table-cell office:value-type="float" office:value="345.7928" calcext:value-type="float">
            <text:p>3.457928E+02</text:p>
          </table:table-cell>
          <table:table-cell office:value-type="float" office:value="0.4091098" calcext:value-type="float">
            <text:p>4.091098E-01</text:p>
          </table:table-cell>
          <table:table-cell table:formula="of:=[.B28]*[.B28]" office:value-type="float" office:value="0.21044945225529" calcext:value-type="float">
            <text:p>0.2104494523</text:p>
          </table:table-cell>
          <table:table-cell table:number-columns-repeated="2"/>
        </table:table-row>
        <table:table-row table:style-name="ro1">
          <table:table-cell office:value-type="float" office:value="345.7936" calcext:value-type="float">
            <text:p>3.457936E+02</text:p>
          </table:table-cell>
          <table:table-cell office:value-type="float" office:value="0.6246998" calcext:value-type="float">
            <text:p>6.246998E-01</text:p>
          </table:table-cell>
          <table:table-cell office:value-type="float" office:value="345.7936" calcext:value-type="float">
            <text:p>3.457936E+02</text:p>
          </table:table-cell>
          <table:table-cell office:value-type="float" office:value="0.3808996" calcext:value-type="float">
            <text:p>3.808996E-01</text:p>
          </table:table-cell>
          <table:table-cell table:formula="of:=[.B29]*[.B29]" office:value-type="float" office:value="0.39024984012004" calcext:value-type="float">
            <text:p>0.3902498401</text:p>
          </table:table-cell>
          <table:table-cell table:number-columns-repeated="2"/>
        </table:table-row>
        <table:table-row table:style-name="ro1">
          <table:table-cell office:value-type="float" office:value="345.7944" calcext:value-type="float">
            <text:p>3.457944E+02</text:p>
          </table:table-cell>
          <table:table-cell office:value-type="float" office:value="0.3221932" calcext:value-type="float">
            <text:p>3.221932E-01</text:p>
          </table:table-cell>
          <table:table-cell office:value-type="float" office:value="345.7944" calcext:value-type="float">
            <text:p>3.457944E+02</text:p>
          </table:table-cell>
          <table:table-cell office:value-type="float" office:value="0.3562598" calcext:value-type="float">
            <text:p>3.562598E-01</text:p>
          </table:table-cell>
          <table:table-cell table:formula="of:=[.B30]*[.B30]" office:value-type="float" office:value="0.10380845812624" calcext:value-type="float">
            <text:p>0.1038084581</text:p>
          </table:table-cell>
          <table:table-cell table:number-columns-repeated="2"/>
        </table:table-row>
        <table:table-row table:style-name="ro1">
          <table:table-cell office:value-type="float" office:value="345.7952" calcext:value-type="float">
            <text:p>3.457952E+02</text:p>
          </table:table-cell>
          <table:table-cell office:value-type="float" office:value="0.822126" calcext:value-type="float">
            <text:p>8.221260E-01</text:p>
          </table:table-cell>
          <table:table-cell office:value-type="float" office:value="345.7952" calcext:value-type="float">
            <text:p>3.457952E+02</text:p>
          </table:table-cell>
          <table:table-cell office:value-type="float" office:value="0.7488927" calcext:value-type="float">
            <text:p>7.488927E-01</text:p>
          </table:table-cell>
          <table:table-cell table:formula="of:=[.B31]*[.B31]" office:value-type="float" office:value="0.675891159876" calcext:value-type="float">
            <text:p>0.6758911599</text:p>
          </table:table-cell>
          <table:table-cell table:number-columns-repeated="2"/>
        </table:table-row>
        <table:table-row table:style-name="ro1">
          <table:table-cell office:value-type="float" office:value="345.796" calcext:value-type="float">
            <text:p>3.457960E+02</text:p>
          </table:table-cell>
          <table:table-cell office:value-type="float" office:value="0.3798754" calcext:value-type="float">
            <text:p>3.798754E-01</text:p>
          </table:table-cell>
          <table:table-cell office:value-type="float" office:value="345.796" calcext:value-type="float">
            <text:p>3.457960E+02</text:p>
          </table:table-cell>
          <table:table-cell office:value-type="float" office:value="0.2950075" calcext:value-type="float">
            <text:p>2.950075E-01</text:p>
          </table:table-cell>
          <table:table-cell table:formula="of:=[.B32]*[.B32]" office:value-type="float" office:value="0.14430531952516" calcext:value-type="float">
            <text:p>0.1443053195</text:p>
          </table:table-cell>
          <table:table-cell table:number-columns-repeated="2"/>
        </table:table-row>
        <table:table-row table:style-name="ro1">
          <table:table-cell office:value-type="float" office:value="345.7968" calcext:value-type="float">
            <text:p>3.457968E+02</text:p>
          </table:table-cell>
          <table:table-cell office:value-type="float" office:value="0.3803866" calcext:value-type="float">
            <text:p>3.803866E-01</text:p>
          </table:table-cell>
          <table:table-cell office:value-type="float" office:value="345.7968" calcext:value-type="float">
            <text:p>3.457968E+02</text:p>
          </table:table-cell>
          <table:table-cell office:value-type="float" office:value="0.3450358" calcext:value-type="float">
            <text:p>3.450358E-01</text:p>
          </table:table-cell>
          <table:table-cell table:formula="of:=[.B33]*[.B33]" office:value-type="float" office:value="0.14469396545956" calcext:value-type="float">
            <text:p>0.1446939655</text:p>
          </table:table-cell>
          <table:table-cell table:number-columns-repeated="2"/>
        </table:table-row>
        <table:table-row table:style-name="ro1">
          <table:table-cell office:value-type="float" office:value="345.7977" calcext:value-type="float">
            <text:p>3.457977E+02</text:p>
          </table:table-cell>
          <table:table-cell office:value-type="float" office:value="0.2878086" calcext:value-type="float">
            <text:p>2.878086E-01</text:p>
          </table:table-cell>
          <table:table-cell office:value-type="float" office:value="345.7977" calcext:value-type="float">
            <text:p>3.457977E+02</text:p>
          </table:table-cell>
          <table:table-cell office:value-type="float" office:value="0.2091059" calcext:value-type="float">
            <text:p>2.091059E-01</text:p>
          </table:table-cell>
          <table:table-cell table:formula="of:=[.B34]*[.B34]" office:value-type="float" office:value="0.08283379023396" calcext:value-type="float">
            <text:p>0.0828337902</text:p>
          </table:table-cell>
          <table:table-cell table:number-columns-repeated="2"/>
        </table:table-row>
        <table:table-row table:style-name="ro1">
          <table:table-cell office:value-type="float" office:value="345.7985" calcext:value-type="float">
            <text:p>3.457985E+02</text:p>
          </table:table-cell>
          <table:table-cell office:value-type="float" office:value="0.1453861" calcext:value-type="float">
            <text:p>1.453861E-01</text:p>
          </table:table-cell>
          <table:table-cell office:value-type="float" office:value="345.7985" calcext:value-type="float">
            <text:p>3.457985E+02</text:p>
          </table:table-cell>
          <table:table-cell office:value-type="float" office:value="0.1893402" calcext:value-type="float">
            <text:p>1.893402E-01</text:p>
          </table:table-cell>
          <table:table-cell table:formula="of:=[.B35]*[.B35]" office:value-type="float" office:value="0.02113711807321" calcext:value-type="float">
            <text:p>0.0211371181</text:p>
          </table:table-cell>
          <table:table-cell table:number-columns-repeated="2"/>
        </table:table-row>
        <table:table-row table:style-name="ro1">
          <table:table-cell office:value-type="float" office:value="345.7993" calcext:value-type="float">
            <text:p>3.457993E+02</text:p>
          </table:table-cell>
          <table:table-cell office:value-type="float" office:value="0.3269394" calcext:value-type="float">
            <text:p>3.269394E-01</text:p>
          </table:table-cell>
          <table:table-cell office:value-type="float" office:value="345.7993" calcext:value-type="float">
            <text:p>3.457993E+02</text:p>
          </table:table-cell>
          <table:table-cell office:value-type="float" office:value="0.3301604" calcext:value-type="float">
            <text:p>3.301604E-01</text:p>
          </table:table-cell>
          <table:table-cell table:formula="of:=[.B36]*[.B36]" office:value-type="float" office:value="0.10688937127236" calcext:value-type="float">
            <text:p>0.1068893713</text:p>
          </table:table-cell>
          <table:table-cell table:number-columns-repeated="2"/>
        </table:table-row>
        <table:table-row table:style-name="ro1">
          <table:table-cell office:value-type="float" office:value="345.8001" calcext:value-type="float">
            <text:p>3.458001E+02</text:p>
          </table:table-cell>
          <table:table-cell office:value-type="float" office:value="0.5566012" calcext:value-type="float">
            <text:p>5.566012E-01</text:p>
          </table:table-cell>
          <table:table-cell office:value-type="float" office:value="345.8001" calcext:value-type="float">
            <text:p>3.458001E+02</text:p>
          </table:table-cell>
          <table:table-cell office:value-type="float" office:value="0.6243691" calcext:value-type="float">
            <text:p>6.243691E-01</text:p>
          </table:table-cell>
          <table:table-cell table:formula="of:=[.B37]*[.B37]" office:value-type="float" office:value="0.30980489584144" calcext:value-type="float">
            <text:p>0.3098048958</text:p>
          </table:table-cell>
          <table:table-cell table:number-columns-repeated="2"/>
        </table:table-row>
        <table:table-row table:style-name="ro1">
          <table:table-cell office:value-type="float" office:value="345.8009" calcext:value-type="float">
            <text:p>3.458009E+02</text:p>
          </table:table-cell>
          <table:table-cell office:value-type="float" office:value="0.1408863" calcext:value-type="float">
            <text:p>1.408863E-01</text:p>
          </table:table-cell>
          <table:table-cell office:value-type="float" office:value="345.8009" calcext:value-type="float">
            <text:p>3.458009E+02</text:p>
          </table:table-cell>
          <table:table-cell office:value-type="float" office:value="0.2492577" calcext:value-type="float">
            <text:p>2.492577E-01</text:p>
          </table:table-cell>
          <table:table-cell table:formula="of:=[.B38]*[.B38]" office:value-type="float" office:value="0.01984894952769" calcext:value-type="float">
            <text:p>0.0198489495</text:p>
          </table:table-cell>
          <table:table-cell table:number-columns-repeated="2"/>
        </table:table-row>
        <table:table-row table:style-name="ro1">
          <table:table-cell office:value-type="float" office:value="345.8017" calcext:value-type="float">
            <text:p>3.458017E+02</text:p>
          </table:table-cell>
          <table:table-cell office:value-type="float" office:value="0.1528641" calcext:value-type="float">
            <text:p>1.528641E-01</text:p>
          </table:table-cell>
          <table:table-cell office:value-type="float" office:value="345.8017" calcext:value-type="float">
            <text:p>3.458017E+02</text:p>
          </table:table-cell>
          <table:table-cell office:value-type="float" office:value="0.1590235" calcext:value-type="float">
            <text:p>1.590235E-01</text:p>
          </table:table-cell>
          <table:table-cell table:formula="of:=[.B39]*[.B39]" office:value-type="float" office:value="0.02336743306881" calcext:value-type="float">
            <text:p>0.0233674331</text:p>
          </table:table-cell>
          <table:table-cell table:number-columns-repeated="2"/>
        </table:table-row>
        <table:table-row table:style-name="ro1">
          <table:table-cell office:value-type="float" office:value="345.8025" calcext:value-type="float">
            <text:p>3.458025E+02</text:p>
          </table:table-cell>
          <table:table-cell office:value-type="float" office:value="0.5481029" calcext:value-type="float">
            <text:p>5.481029E-01</text:p>
          </table:table-cell>
          <table:table-cell office:value-type="float" office:value="345.8025" calcext:value-type="float">
            <text:p>3.458025E+02</text:p>
          </table:table-cell>
          <table:table-cell office:value-type="float" office:value="0.382816" calcext:value-type="float">
            <text:p>3.828160E-01</text:p>
          </table:table-cell>
          <table:table-cell table:formula="of:=[.B40]*[.B40]" office:value-type="float" office:value="0.30041678898841" calcext:value-type="float">
            <text:p>0.300416789</text:p>
          </table:table-cell>
          <table:table-cell table:number-columns-repeated="2"/>
        </table:table-row>
        <table:table-row table:style-name="ro1">
          <table:table-cell office:value-type="float" office:value="345.8033" calcext:value-type="float">
            <text:p>3.458033E+02</text:p>
          </table:table-cell>
          <table:table-cell office:value-type="float" office:value="0.05657639" calcext:value-type="float">
            <text:p>5.657639E-02</text:p>
          </table:table-cell>
          <table:table-cell office:value-type="float" office:value="345.8033" calcext:value-type="float">
            <text:p>3.458033E+02</text:p>
          </table:table-cell>
          <table:table-cell office:value-type="float" office:value="0.1762381" calcext:value-type="float">
            <text:p>1.762381E-01</text:p>
          </table:table-cell>
          <table:table-cell table:formula="of:=[.B41]*[.B41]" office:value-type="float" office:value="0.0032008879054321" calcext:value-type="float">
            <text:p>0.0032008879</text:p>
          </table:table-cell>
          <table:table-cell table:number-columns-repeated="2"/>
        </table:table-row>
        <table:table-row table:style-name="ro1">
          <table:table-cell office:value-type="float" office:value="345.8042" calcext:value-type="float">
            <text:p>3.458042E+02</text:p>
          </table:table-cell>
          <table:table-cell office:value-type="float" office:value="0.4350492" calcext:value-type="float">
            <text:p>4.350492E-01</text:p>
          </table:table-cell>
          <table:table-cell office:value-type="float" office:value="345.8042" calcext:value-type="float">
            <text:p>3.458042E+02</text:p>
          </table:table-cell>
          <table:table-cell office:value-type="float" office:value="0.4828858" calcext:value-type="float">
            <text:p>4.828858E-01</text:p>
          </table:table-cell>
          <table:table-cell table:formula="of:=[.B42]*[.B42]" office:value-type="float" office:value="0.18926780642064" calcext:value-type="float">
            <text:p>0.1892678064</text:p>
          </table:table-cell>
          <table:table-cell table:number-columns-repeated="2"/>
        </table:table-row>
        <table:table-row table:style-name="ro1">
          <table:table-cell office:value-type="float" office:value="345.805" calcext:value-type="float">
            <text:p>3.458050E+02</text:p>
          </table:table-cell>
          <table:table-cell office:value-type="float" office:value="0.5558308" calcext:value-type="float">
            <text:p>5.558308E-01</text:p>
          </table:table-cell>
          <table:table-cell office:value-type="float" office:value="345.805" calcext:value-type="float">
            <text:p>3.458050E+02</text:p>
          </table:table-cell>
          <table:table-cell office:value-type="float" office:value="0.5295842" calcext:value-type="float">
            <text:p>5.295842E-01</text:p>
          </table:table-cell>
          <table:table-cell table:formula="of:=[.B43]*[.B43]" office:value-type="float" office:value="0.30894787822864" calcext:value-type="float">
            <text:p>0.3089478782</text:p>
          </table:table-cell>
          <table:table-cell table:number-columns-repeated="2"/>
        </table:table-row>
        <table:table-row table:style-name="ro1">
          <table:table-cell office:value-type="float" office:value="345.8058" calcext:value-type="float">
            <text:p>3.458058E+02</text:p>
          </table:table-cell>
          <table:table-cell office:value-type="float" office:value="0.2582444" calcext:value-type="float">
            <text:p>2.582444E-01</text:p>
          </table:table-cell>
          <table:table-cell office:value-type="float" office:value="345.8058" calcext:value-type="float">
            <text:p>3.458058E+02</text:p>
          </table:table-cell>
          <table:table-cell office:value-type="float" office:value="0.2818341" calcext:value-type="float">
            <text:p>2.818341E-01</text:p>
          </table:table-cell>
          <table:table-cell table:formula="of:=[.B44]*[.B44]" office:value-type="float" office:value="0.06669017013136" calcext:value-type="float">
            <text:p>0.0666901701</text:p>
          </table:table-cell>
          <table:table-cell table:number-columns-repeated="2"/>
        </table:table-row>
        <table:table-row table:style-name="ro1">
          <table:table-cell office:value-type="float" office:value="345.8066" calcext:value-type="float">
            <text:p>3.458066E+02</text:p>
          </table:table-cell>
          <table:table-cell office:value-type="float" office:value="0.2971691" calcext:value-type="float">
            <text:p>2.971691E-01</text:p>
          </table:table-cell>
          <table:table-cell office:value-type="float" office:value="345.8066" calcext:value-type="float">
            <text:p>3.458066E+02</text:p>
          </table:table-cell>
          <table:table-cell office:value-type="float" office:value="0.2388108" calcext:value-type="float">
            <text:p>2.388108E-01</text:p>
          </table:table-cell>
          <table:table-cell table:formula="of:=[.B45]*[.B45]" office:value-type="float" office:value="0.08830947399481" calcext:value-type="float">
            <text:p>0.088309474</text:p>
          </table:table-cell>
          <table:table-cell table:number-columns-repeated="2"/>
        </table:table-row>
        <table:table-row table:style-name="ro1">
          <table:table-cell office:value-type="float" office:value="345.8074" calcext:value-type="float">
            <text:p>3.458074E+02</text:p>
          </table:table-cell>
          <table:table-cell office:value-type="float" office:value="0.2361063" calcext:value-type="float">
            <text:p>2.361063E-01</text:p>
          </table:table-cell>
          <table:table-cell office:value-type="float" office:value="345.8074" calcext:value-type="float">
            <text:p>3.458074E+02</text:p>
          </table:table-cell>
          <table:table-cell office:value-type="float" office:value="0.3740095" calcext:value-type="float">
            <text:p>3.740095E-01</text:p>
          </table:table-cell>
          <table:table-cell table:formula="of:=[.B46]*[.B46]" office:value-type="float" office:value="0.05574618489969" calcext:value-type="float">
            <text:p>0.0557461849</text:p>
          </table:table-cell>
          <table:table-cell table:number-columns-repeated="2"/>
        </table:table-row>
        <table:table-row table:style-name="ro1">
          <table:table-cell office:value-type="float" office:value="345.8082" calcext:value-type="float">
            <text:p>3.458082E+02</text:p>
          </table:table-cell>
          <table:table-cell office:value-type="float" office:value="0.2662541" calcext:value-type="float">
            <text:p>2.662541E-01</text:p>
          </table:table-cell>
          <table:table-cell office:value-type="float" office:value="345.8082" calcext:value-type="float">
            <text:p>3.458082E+02</text:p>
          </table:table-cell>
          <table:table-cell office:value-type="float" office:value="0.3799948" calcext:value-type="float">
            <text:p>3.799948E-01</text:p>
          </table:table-cell>
          <table:table-cell table:formula="of:=[.B47]*[.B47]" office:value-type="float" office:value="0.07089124576681" calcext:value-type="float">
            <text:p>0.0708912458</text:p>
          </table:table-cell>
          <table:table-cell table:number-columns-repeated="2"/>
        </table:table-row>
        <table:table-row table:style-name="ro1">
          <table:table-cell office:value-type="float" office:value="345.809" calcext:value-type="float">
            <text:p>3.458090E+02</text:p>
          </table:table-cell>
          <table:table-cell office:value-type="float" office:value="0.3033707" calcext:value-type="float">
            <text:p>3.033707E-01</text:p>
          </table:table-cell>
          <table:table-cell office:value-type="float" office:value="345.809" calcext:value-type="float">
            <text:p>3.458090E+02</text:p>
          </table:table-cell>
          <table:table-cell office:value-type="float" office:value="0.1296488" calcext:value-type="float">
            <text:p>1.296488E-01</text:p>
          </table:table-cell>
          <table:table-cell table:formula="of:=[.B48]*[.B48]" office:value-type="float" office:value="0.09203378161849" calcext:value-type="float">
            <text:p>0.0920337816</text:p>
          </table:table-cell>
          <table:table-cell table:number-columns-repeated="2"/>
        </table:table-row>
        <table:table-row table:style-name="ro1">
          <table:table-cell office:value-type="float" office:value="345.8098" calcext:value-type="float">
            <text:p>3.458098E+02</text:p>
          </table:table-cell>
          <table:table-cell office:value-type="float" office:value="0.3743893" calcext:value-type="float">
            <text:p>3.743893E-01</text:p>
          </table:table-cell>
          <table:table-cell office:value-type="float" office:value="345.8098" calcext:value-type="float">
            <text:p>3.458098E+02</text:p>
          </table:table-cell>
          <table:table-cell office:value-type="float" office:value="0.4472626" calcext:value-type="float">
            <text:p>4.472626E-01</text:p>
          </table:table-cell>
          <table:table-cell table:formula="of:=[.B49]*[.B49]" office:value-type="float" office:value="0.14016734795449" calcext:value-type="float">
            <text:p>0.140167348</text:p>
          </table:table-cell>
          <table:table-cell table:number-columns-repeated="2"/>
        </table:table-row>
        <table:table-row table:style-name="ro1">
          <table:table-cell office:value-type="float" office:value="345.8107" calcext:value-type="float">
            <text:p>3.458107E+02</text:p>
          </table:table-cell>
          <table:table-cell office:value-type="float" office:value="0.2944842" calcext:value-type="float">
            <text:p>2.944842E-01</text:p>
          </table:table-cell>
          <table:table-cell office:value-type="float" office:value="345.8107" calcext:value-type="float">
            <text:p>3.458107E+02</text:p>
          </table:table-cell>
          <table:table-cell office:value-type="float" office:value="0.3224061" calcext:value-type="float">
            <text:p>3.224061E-01</text:p>
          </table:table-cell>
          <table:table-cell table:formula="of:=[.B50]*[.B50]" office:value-type="float" office:value="0.08672094404964" calcext:value-type="float">
            <text:p>0.086720944</text:p>
          </table:table-cell>
          <table:table-cell table:number-columns-repeated="2"/>
        </table:table-row>
        <table:table-row table:style-name="ro1">
          <table:table-cell office:value-type="float" office:value="345.8115" calcext:value-type="float">
            <text:p>3.458115E+02</text:p>
          </table:table-cell>
          <table:table-cell office:value-type="float" office:value="0.4761859" calcext:value-type="float">
            <text:p>4.761859E-01</text:p>
          </table:table-cell>
          <table:table-cell office:value-type="float" office:value="345.8115" calcext:value-type="float">
            <text:p>3.458115E+02</text:p>
          </table:table-cell>
          <table:table-cell office:value-type="float" office:value="0.4579349" calcext:value-type="float">
            <text:p>4.579349E-01</text:p>
          </table:table-cell>
          <table:table-cell table:formula="of:=[.B51]*[.B51]" office:value-type="float" office:value="0.22675301135881" calcext:value-type="float">
            <text:p>0.2267530114</text:p>
          </table:table-cell>
          <table:table-cell table:number-columns-repeated="2"/>
        </table:table-row>
        <table:table-row table:style-name="ro1">
          <table:table-cell office:value-type="float" office:value="345.8123" calcext:value-type="float">
            <text:p>3.458123E+02</text:p>
          </table:table-cell>
          <table:table-cell office:value-type="float" office:value="0.5406386" calcext:value-type="float">
            <text:p>5.406386E-01</text:p>
          </table:table-cell>
          <table:table-cell office:value-type="float" office:value="345.8123" calcext:value-type="float">
            <text:p>3.458123E+02</text:p>
          </table:table-cell>
          <table:table-cell office:value-type="float" office:value="0.476846" calcext:value-type="float">
            <text:p>4.768460E-01</text:p>
          </table:table-cell>
          <table:table-cell table:formula="of:=[.B52]*[.B52]" office:value-type="float" office:value="0.29229009580996" calcext:value-type="float">
            <text:p>0.2922900958</text:p>
          </table:table-cell>
          <table:table-cell table:number-columns-repeated="2"/>
        </table:table-row>
        <table:table-row table:style-name="ro1">
          <table:table-cell office:value-type="float" office:value="345.8131" calcext:value-type="float">
            <text:p>3.458131E+02</text:p>
          </table:table-cell>
          <table:table-cell office:value-type="float" office:value="0.2557481" calcext:value-type="float">
            <text:p>2.557481E-01</text:p>
          </table:table-cell>
          <table:table-cell office:value-type="float" office:value="345.8131" calcext:value-type="float">
            <text:p>3.458131E+02</text:p>
          </table:table-cell>
          <table:table-cell office:value-type="float" office:value="0.2624183" calcext:value-type="float">
            <text:p>2.624183E-01</text:p>
          </table:table-cell>
          <table:table-cell table:formula="of:=[.B53]*[.B53]" office:value-type="float" office:value="0.06540709065361" calcext:value-type="float">
            <text:p>0.0654070907</text:p>
          </table:table-cell>
          <table:table-cell table:number-columns-repeated="2"/>
        </table:table-row>
        <table:table-row table:style-name="ro1">
          <table:table-cell office:value-type="float" office:value="345.8139" calcext:value-type="float">
            <text:p>3.458139E+02</text:p>
          </table:table-cell>
          <table:table-cell office:value-type="float" office:value="0.6154786" calcext:value-type="float">
            <text:p>6.154786E-01</text:p>
          </table:table-cell>
          <table:table-cell office:value-type="float" office:value="345.8139" calcext:value-type="float">
            <text:p>3.458139E+02</text:p>
          </table:table-cell>
          <table:table-cell office:value-type="float" office:value="0.5776901" calcext:value-type="float">
            <text:p>5.776901E-01</text:p>
          </table:table-cell>
          <table:table-cell table:formula="of:=[.B54]*[.B54]" office:value-type="float" office:value="0.37881390705796" calcext:value-type="float">
            <text:p>0.3788139071</text:p>
          </table:table-cell>
          <table:table-cell table:number-columns-repeated="2"/>
        </table:table-row>
        <table:table-row table:style-name="ro1">
          <table:table-cell office:value-type="float" office:value="345.8147" calcext:value-type="float">
            <text:p>3.458147E+02</text:p>
          </table:table-cell>
          <table:table-cell office:value-type="float" office:value="0.3485536" calcext:value-type="float">
            <text:p>3.485536E-01</text:p>
          </table:table-cell>
          <table:table-cell office:value-type="float" office:value="345.8147" calcext:value-type="float">
            <text:p>3.458147E+02</text:p>
          </table:table-cell>
          <table:table-cell office:value-type="float" office:value="0.3541531" calcext:value-type="float">
            <text:p>3.541531E-01</text:p>
          </table:table-cell>
          <table:table-cell table:formula="of:=[.B55]*[.B55]" office:value-type="float" office:value="0.12148961207296" calcext:value-type="float">
            <text:p>0.1214896121</text:p>
          </table:table-cell>
          <table:table-cell table:number-columns-repeated="2"/>
        </table:table-row>
        <table:table-row table:style-name="ro1">
          <table:table-cell office:value-type="float" office:value="345.8155" calcext:value-type="float">
            <text:p>3.458155E+02</text:p>
          </table:table-cell>
          <table:table-cell office:value-type="float" office:value="0.3888054" calcext:value-type="float">
            <text:p>3.888054E-01</text:p>
          </table:table-cell>
          <table:table-cell office:value-type="float" office:value="345.8155" calcext:value-type="float">
            <text:p>3.458155E+02</text:p>
          </table:table-cell>
          <table:table-cell office:value-type="float" office:value="0.2572244" calcext:value-type="float">
            <text:p>2.572244E-01</text:p>
          </table:table-cell>
          <table:table-cell table:formula="of:=[.B56]*[.B56]" office:value-type="float" office:value="0.15116963906916" calcext:value-type="float">
            <text:p>0.1511696391</text:p>
          </table:table-cell>
          <table:table-cell table:number-columns-repeated="2"/>
        </table:table-row>
        <table:table-row table:style-name="ro1">
          <table:table-cell office:value-type="float" office:value="345.8163" calcext:value-type="float">
            <text:p>3.458163E+02</text:p>
          </table:table-cell>
          <table:table-cell office:value-type="float" office:value="0.3219376" calcext:value-type="float">
            <text:p>3.219376E-01</text:p>
          </table:table-cell>
          <table:table-cell office:value-type="float" office:value="345.8163" calcext:value-type="float">
            <text:p>3.458163E+02</text:p>
          </table:table-cell>
          <table:table-cell office:value-type="float" office:value="0.2086798" calcext:value-type="float">
            <text:p>2.086798E-01</text:p>
          </table:table-cell>
          <table:table-cell table:formula="of:=[.B57]*[.B57]" office:value-type="float" office:value="0.10364381829376" calcext:value-type="float">
            <text:p>0.1036438183</text:p>
          </table:table-cell>
          <table:table-cell table:number-columns-repeated="2"/>
        </table:table-row>
        <table:table-row table:style-name="ro1">
          <table:table-cell office:value-type="float" office:value="345.8172" calcext:value-type="float">
            <text:p>3.458172E+02</text:p>
          </table:table-cell>
          <table:table-cell office:value-type="float" office:value="0.6898099" calcext:value-type="float">
            <text:p>6.898099E-01</text:p>
          </table:table-cell>
          <table:table-cell office:value-type="float" office:value="345.8172" calcext:value-type="float">
            <text:p>3.458172E+02</text:p>
          </table:table-cell>
          <table:table-cell office:value-type="float" office:value="0.722212" calcext:value-type="float">
            <text:p>7.222120E-01</text:p>
          </table:table-cell>
          <table:table-cell table:formula="of:=[.B58]*[.B58]" office:value-type="float" office:value="0.47583769813801" calcext:value-type="float">
            <text:p>0.4758376981</text:p>
          </table:table-cell>
          <table:table-cell table:number-columns-repeated="2"/>
        </table:table-row>
        <table:table-row table:style-name="ro1">
          <table:table-cell office:value-type="float" office:value="345.818" calcext:value-type="float">
            <text:p>3.458180E+02</text:p>
          </table:table-cell>
          <table:table-cell office:value-type="float" office:value="0.4000162" calcext:value-type="float">
            <text:p>4.000162E-01</text:p>
          </table:table-cell>
          <table:table-cell office:value-type="float" office:value="345.818" calcext:value-type="float">
            <text:p>3.458180E+02</text:p>
          </table:table-cell>
          <table:table-cell office:value-type="float" office:value="0.4644674" calcext:value-type="float">
            <text:p>4.644674E-01</text:p>
          </table:table-cell>
          <table:table-cell table:formula="of:=[.B59]*[.B59]" office:value-type="float" office:value="0.16001296026244" calcext:value-type="float">
            <text:p>0.1600129603</text:p>
          </table:table-cell>
          <table:table-cell table:number-columns-repeated="2"/>
        </table:table-row>
        <table:table-row table:style-name="ro1">
          <table:table-cell office:value-type="float" office:value="345.8188" calcext:value-type="float">
            <text:p>3.458188E+02</text:p>
          </table:table-cell>
          <table:table-cell office:value-type="float" office:value="0.3486478" calcext:value-type="float">
            <text:p>3.486478E-01</text:p>
          </table:table-cell>
          <table:table-cell office:value-type="float" office:value="345.8188" calcext:value-type="float">
            <text:p>3.458188E+02</text:p>
          </table:table-cell>
          <table:table-cell office:value-type="float" office:value="0.0352971" calcext:value-type="float">
            <text:p>3.529710E-02</text:p>
          </table:table-cell>
          <table:table-cell table:formula="of:=[.B60]*[.B60]" office:value-type="float" office:value="0.12155528844484" calcext:value-type="float">
            <text:p>0.1215552884</text:p>
          </table:table-cell>
          <table:table-cell table:number-columns-repeated="2"/>
        </table:table-row>
        <table:table-row table:style-name="ro1">
          <table:table-cell office:value-type="float" office:value="345.8196" calcext:value-type="float">
            <text:p>3.458196E+02</text:p>
          </table:table-cell>
          <table:table-cell office:value-type="float" office:value="0.5250348" calcext:value-type="float">
            <text:p>5.250348E-01</text:p>
          </table:table-cell>
          <table:table-cell office:value-type="float" office:value="345.8196" calcext:value-type="float">
            <text:p>3.458196E+02</text:p>
          </table:table-cell>
          <table:table-cell office:value-type="float" office:value="0.3918867" calcext:value-type="float">
            <text:p>3.918867E-01</text:p>
          </table:table-cell>
          <table:table-cell table:formula="of:=[.B61]*[.B61]" office:value-type="float" office:value="0.27566154121104" calcext:value-type="float">
            <text:p>0.2756615412</text:p>
          </table:table-cell>
          <table:table-cell table:number-columns-repeated="2"/>
        </table:table-row>
        <table:table-row table:style-name="ro1">
          <table:table-cell office:value-type="float" office:value="345.8204" calcext:value-type="float">
            <text:p>3.458204E+02</text:p>
          </table:table-cell>
          <table:table-cell office:value-type="float" office:value="0.6695068" calcext:value-type="float">
            <text:p>6.695068E-01</text:p>
          </table:table-cell>
          <table:table-cell office:value-type="float" office:value="345.8204" calcext:value-type="float">
            <text:p>3.458204E+02</text:p>
          </table:table-cell>
          <table:table-cell office:value-type="float" office:value="0.6513979" calcext:value-type="float">
            <text:p>6.513979E-01</text:p>
          </table:table-cell>
          <table:table-cell table:formula="of:=[.B62]*[.B62]" office:value-type="float" office:value="0.44823935524624" calcext:value-type="float">
            <text:p>0.4482393552</text:p>
          </table:table-cell>
          <table:table-cell table:number-columns-repeated="2"/>
        </table:table-row>
        <table:table-row table:style-name="ro1">
          <table:table-cell office:value-type="float" office:value="345.8212" calcext:value-type="float">
            <text:p>3.458212E+02</text:p>
          </table:table-cell>
          <table:table-cell office:value-type="float" office:value="0.2390229" calcext:value-type="float">
            <text:p>2.390229E-01</text:p>
          </table:table-cell>
          <table:table-cell office:value-type="float" office:value="345.8212" calcext:value-type="float">
            <text:p>3.458212E+02</text:p>
          </table:table-cell>
          <table:table-cell office:value-type="float" office:value="0.3223838" calcext:value-type="float">
            <text:p>3.223838E-01</text:p>
          </table:table-cell>
          <table:table-cell table:formula="of:=[.B63]*[.B63]" office:value-type="float" office:value="0.05713194672441" calcext:value-type="float">
            <text:p>0.0571319467</text:p>
          </table:table-cell>
          <table:table-cell table:number-columns-repeated="2"/>
        </table:table-row>
        <table:table-row table:style-name="ro1">
          <table:table-cell office:value-type="float" office:value="345.822" calcext:value-type="float">
            <text:p>3.458220E+02</text:p>
          </table:table-cell>
          <table:table-cell office:value-type="float" office:value="0.2331713" calcext:value-type="float">
            <text:p>2.331713E-01</text:p>
          </table:table-cell>
          <table:table-cell office:value-type="float" office:value="345.822" calcext:value-type="float">
            <text:p>3.458220E+02</text:p>
          </table:table-cell>
          <table:table-cell office:value-type="float" office:value="0.2308752" calcext:value-type="float">
            <text:p>2.308752E-01</text:p>
          </table:table-cell>
          <table:table-cell table:formula="of:=[.B64]*[.B64]" office:value-type="float" office:value="0.05436885514369" calcext:value-type="float">
            <text:p>0.0543688551</text:p>
          </table:table-cell>
          <table:table-cell table:number-columns-repeated="2"/>
        </table:table-row>
        <table:table-row table:style-name="ro1">
          <table:table-cell office:value-type="float" office:value="345.8228" calcext:value-type="float">
            <text:p>3.458228E+02</text:p>
          </table:table-cell>
          <table:table-cell office:value-type="float" office:value="0.6686022" calcext:value-type="float">
            <text:p>6.686022E-01</text:p>
          </table:table-cell>
          <table:table-cell office:value-type="float" office:value="345.8228" calcext:value-type="float">
            <text:p>3.458228E+02</text:p>
          </table:table-cell>
          <table:table-cell office:value-type="float" office:value="0.5129259" calcext:value-type="float">
            <text:p>5.129259E-01</text:p>
          </table:table-cell>
          <table:table-cell table:formula="of:=[.B65]*[.B65]" office:value-type="float" office:value="0.44702890184484" calcext:value-type="float">
            <text:p>0.4470289018</text:p>
          </table:table-cell>
          <table:table-cell table:number-columns-repeated="2"/>
        </table:table-row>
        <table:table-row table:style-name="ro1">
          <table:table-cell office:value-type="float" office:value="345.8237" calcext:value-type="float">
            <text:p>3.458237E+02</text:p>
          </table:table-cell>
          <table:table-cell office:value-type="float" office:value="0.2090044" calcext:value-type="float">
            <text:p>2.090044E-01</text:p>
          </table:table-cell>
          <table:table-cell office:value-type="float" office:value="345.8237" calcext:value-type="float">
            <text:p>3.458237E+02</text:p>
          </table:table-cell>
          <table:table-cell office:value-type="float" office:value="0.3042308" calcext:value-type="float">
            <text:p>3.042308E-01</text:p>
          </table:table-cell>
          <table:table-cell table:formula="of:=[.B66]*[.B66]" office:value-type="float" office:value="0.04368283921936" calcext:value-type="float">
            <text:p>0.0436828392</text:p>
          </table:table-cell>
          <table:table-cell table:number-columns-repeated="2"/>
        </table:table-row>
        <table:table-row table:style-name="ro1">
          <table:table-cell office:value-type="float" office:value="345.8245" calcext:value-type="float">
            <text:p>3.458245E+02</text:p>
          </table:table-cell>
          <table:table-cell office:value-type="float" office:value="0.4393158" calcext:value-type="float">
            <text:p>4.393158E-01</text:p>
          </table:table-cell>
          <table:table-cell office:value-type="float" office:value="345.8245" calcext:value-type="float">
            <text:p>3.458245E+02</text:p>
          </table:table-cell>
          <table:table-cell office:value-type="float" office:value="0.4002292" calcext:value-type="float">
            <text:p>4.002292E-01</text:p>
          </table:table-cell>
          <table:table-cell table:formula="of:=[.B67]*[.B67]" office:value-type="float" office:value="0.19299837212964" calcext:value-type="float">
            <text:p>0.1929983721</text:p>
          </table:table-cell>
          <table:table-cell table:number-columns-repeated="2"/>
        </table:table-row>
        <table:table-row table:style-name="ro1">
          <table:table-cell office:value-type="float" office:value="345.8253" calcext:value-type="float">
            <text:p>3.458253E+02</text:p>
          </table:table-cell>
          <table:table-cell office:value-type="float" office:value="0.2469444" calcext:value-type="float">
            <text:p>2.469444E-01</text:p>
          </table:table-cell>
          <table:table-cell office:value-type="float" office:value="345.8253" calcext:value-type="float">
            <text:p>3.458253E+02</text:p>
          </table:table-cell>
          <table:table-cell office:value-type="float" office:value="0.3471471" calcext:value-type="float">
            <text:p>3.471471E-01</text:p>
          </table:table-cell>
          <table:table-cell table:formula="of:=[.B68]*[.B68]" office:value-type="float" office:value="0.06098153669136" calcext:value-type="float">
            <text:p>0.0609815367</text:p>
          </table:table-cell>
          <table:table-cell table:number-columns-repeated="2"/>
        </table:table-row>
        <table:table-row table:style-name="ro1">
          <table:table-cell office:value-type="float" office:value="345.8261" calcext:value-type="float">
            <text:p>3.458261E+02</text:p>
          </table:table-cell>
          <table:table-cell office:value-type="float" office:value="0.2973408" calcext:value-type="float">
            <text:p>2.973408E-01</text:p>
          </table:table-cell>
          <table:table-cell office:value-type="float" office:value="345.8261" calcext:value-type="float">
            <text:p>3.458261E+02</text:p>
          </table:table-cell>
          <table:table-cell office:value-type="float" office:value="0.2228938" calcext:value-type="float">
            <text:p>2.228938E-01</text:p>
          </table:table-cell>
          <table:table-cell table:formula="of:=[.B69]*[.B69]" office:value-type="float" office:value="0.08841155134464" calcext:value-type="float">
            <text:p>0.0884115513</text:p>
          </table:table-cell>
          <table:table-cell table:number-columns-repeated="2"/>
        </table:table-row>
        <table:table-row table:style-name="ro1">
          <table:table-cell office:value-type="float" office:value="345.8269" calcext:value-type="float">
            <text:p>3.458269E+02</text:p>
          </table:table-cell>
          <table:table-cell office:value-type="float" office:value="0.1581133" calcext:value-type="float">
            <text:p>1.581133E-01</text:p>
          </table:table-cell>
          <table:table-cell office:value-type="float" office:value="345.8269" calcext:value-type="float">
            <text:p>3.458269E+02</text:p>
          </table:table-cell>
          <table:table-cell office:value-type="float" office:value="0.3211493" calcext:value-type="float">
            <text:p>3.211493E-01</text:p>
          </table:table-cell>
          <table:table-cell table:formula="of:=[.B70]*[.B70]" office:value-type="float" office:value="0.02499981563689" calcext:value-type="float">
            <text:p>0.0249998156</text:p>
          </table:table-cell>
          <table:table-cell table:number-columns-repeated="2"/>
        </table:table-row>
        <table:table-row table:style-name="ro1">
          <table:table-cell office:value-type="float" office:value="345.8277" calcext:value-type="float">
            <text:p>3.458277E+02</text:p>
          </table:table-cell>
          <table:table-cell office:value-type="float" office:value="0.3266732" calcext:value-type="float">
            <text:p>3.266732E-01</text:p>
          </table:table-cell>
          <table:table-cell office:value-type="float" office:value="345.8277" calcext:value-type="float">
            <text:p>3.458277E+02</text:p>
          </table:table-cell>
          <table:table-cell office:value-type="float" office:value="0.3272926" calcext:value-type="float">
            <text:p>3.272926E-01</text:p>
          </table:table-cell>
          <table:table-cell table:formula="of:=[.B71]*[.B71]" office:value-type="float" office:value="0.10671537959824" calcext:value-type="float">
            <text:p>0.1067153796</text:p>
          </table:table-cell>
          <table:table-cell table:number-columns-repeated="2"/>
        </table:table-row>
        <table:table-row table:style-name="ro1">
          <table:table-cell office:value-type="float" office:value="345.8285" calcext:value-type="float">
            <text:p>3.458285E+02</text:p>
          </table:table-cell>
          <table:table-cell office:value-type="float" office:value="0.3601924" calcext:value-type="float">
            <text:p>3.601924E-01</text:p>
          </table:table-cell>
          <table:table-cell office:value-type="float" office:value="345.8285" calcext:value-type="float">
            <text:p>3.458285E+02</text:p>
          </table:table-cell>
          <table:table-cell office:value-type="float" office:value="0.3681275" calcext:value-type="float">
            <text:p>3.681275E-01</text:p>
          </table:table-cell>
          <table:table-cell table:formula="of:=[.B72]*[.B72]" office:value-type="float" office:value="0.12973856501776" calcext:value-type="float">
            <text:p>0.129738565</text:p>
          </table:table-cell>
          <table:table-cell table:number-columns-repeated="2"/>
        </table:table-row>
        <table:table-row table:style-name="ro1">
          <table:table-cell office:value-type="float" office:value="345.8293" calcext:value-type="float">
            <text:p>3.458293E+02</text:p>
          </table:table-cell>
          <table:table-cell office:value-type="float" office:value="0.2301793" calcext:value-type="float">
            <text:p>2.301793E-01</text:p>
          </table:table-cell>
          <table:table-cell office:value-type="float" office:value="345.8293" calcext:value-type="float">
            <text:p>3.458293E+02</text:p>
          </table:table-cell>
          <table:table-cell office:value-type="float" office:value="0.330401" calcext:value-type="float">
            <text:p>3.304010E-01</text:p>
          </table:table-cell>
          <table:table-cell table:formula="of:=[.B73]*[.B73]" office:value-type="float" office:value="0.05298251014849" calcext:value-type="float">
            <text:p>0.0529825101</text:p>
          </table:table-cell>
          <table:table-cell table:number-columns-repeated="2"/>
        </table:table-row>
        <table:table-row table:style-name="ro1">
          <table:table-cell office:value-type="float" office:value="345.8302" calcext:value-type="float">
            <text:p>3.458302E+02</text:p>
          </table:table-cell>
          <table:table-cell office:value-type="float" office:value="0.3908325" calcext:value-type="float">
            <text:p>3.908325E-01</text:p>
          </table:table-cell>
          <table:table-cell office:value-type="float" office:value="345.8302" calcext:value-type="float">
            <text:p>3.458302E+02</text:p>
          </table:table-cell>
          <table:table-cell office:value-type="float" office:value="0.3978884" calcext:value-type="float">
            <text:p>3.978884E-01</text:p>
          </table:table-cell>
          <table:table-cell table:formula="of:=[.B74]*[.B74]" office:value-type="float" office:value="0.15275004305625" calcext:value-type="float">
            <text:p>0.1527500431</text:p>
          </table:table-cell>
          <table:table-cell table:number-columns-repeated="2"/>
        </table:table-row>
        <table:table-row table:style-name="ro1">
          <table:table-cell office:value-type="float" office:value="345.831" calcext:value-type="float">
            <text:p>3.458310E+02</text:p>
          </table:table-cell>
          <table:table-cell office:value-type="float" office:value="0.1648045" calcext:value-type="float">
            <text:p>1.648045E-01</text:p>
          </table:table-cell>
          <table:table-cell office:value-type="float" office:value="345.831" calcext:value-type="float">
            <text:p>3.458310E+02</text:p>
          </table:table-cell>
          <table:table-cell office:value-type="float" office:value="0.1153322" calcext:value-type="float">
            <text:p>1.153322E-01</text:p>
          </table:table-cell>
          <table:table-cell table:formula="of:=[.B75]*[.B75]" office:value-type="float" office:value="0.02716052322025" calcext:value-type="float">
            <text:p>0.0271605232</text:p>
          </table:table-cell>
          <table:table-cell table:number-columns-repeated="2"/>
        </table:table-row>
        <table:table-row table:style-name="ro1">
          <table:table-cell office:value-type="float" office:value="345.8318" calcext:value-type="float">
            <text:p>3.458318E+02</text:p>
          </table:table-cell>
          <table:table-cell office:value-type="float" office:value="0.1327128" calcext:value-type="float">
            <text:p>1.327128E-01</text:p>
          </table:table-cell>
          <table:table-cell office:value-type="float" office:value="345.8318" calcext:value-type="float">
            <text:p>3.458318E+02</text:p>
          </table:table-cell>
          <table:table-cell office:value-type="float" office:value="0.1512136" calcext:value-type="float">
            <text:p>1.512136E-01</text:p>
          </table:table-cell>
          <table:table-cell table:formula="of:=[.B76]*[.B76]" office:value-type="float" office:value="0.01761268728384" calcext:value-type="float">
            <text:p>0.0176126873</text:p>
          </table:table-cell>
          <table:table-cell table:number-columns-repeated="2"/>
        </table:table-row>
        <table:table-row table:style-name="ro1">
          <table:table-cell office:value-type="float" office:value="345.8326" calcext:value-type="float">
            <text:p>3.458326E+02</text:p>
          </table:table-cell>
          <table:table-cell office:value-type="float" office:value="0.2418632" calcext:value-type="float">
            <text:p>2.418632E-01</text:p>
          </table:table-cell>
          <table:table-cell office:value-type="float" office:value="345.8326" calcext:value-type="float">
            <text:p>3.458326E+02</text:p>
          </table:table-cell>
          <table:table-cell office:value-type="float" office:value="0.2823721" calcext:value-type="float">
            <text:p>2.823721E-01</text:p>
          </table:table-cell>
          <table:table-cell table:formula="of:=[.B77]*[.B77]" office:value-type="float" office:value="0.05849780751424" calcext:value-type="float">
            <text:p>0.0584978075</text:p>
          </table:table-cell>
          <table:table-cell table:number-columns-repeated="2"/>
        </table:table-row>
        <table:table-row table:style-name="ro1">
          <table:table-cell office:value-type="float" office:value="345.8334" calcext:value-type="float">
            <text:p>3.458334E+02</text:p>
          </table:table-cell>
          <table:table-cell office:value-type="float" office:value="0.1242736" calcext:value-type="float">
            <text:p>1.242736E-01</text:p>
          </table:table-cell>
          <table:table-cell office:value-type="float" office:value="345.8334" calcext:value-type="float">
            <text:p>3.458334E+02</text:p>
          </table:table-cell>
          <table:table-cell office:value-type="float" office:value="0.2742595" calcext:value-type="float">
            <text:p>2.742595E-01</text:p>
          </table:table-cell>
          <table:table-cell table:formula="of:=[.B78]*[.B78]" office:value-type="float" office:value="0.01544392765696" calcext:value-type="float">
            <text:p>0.0154439277</text:p>
          </table:table-cell>
          <table:table-cell table:number-columns-repeated="2"/>
        </table:table-row>
        <table:table-row table:style-name="ro1">
          <table:table-cell office:value-type="float" office:value="345.8342" calcext:value-type="float">
            <text:p>3.458342E+02</text:p>
          </table:table-cell>
          <table:table-cell office:value-type="float" office:value="0.4765033" calcext:value-type="float">
            <text:p>4.765033E-01</text:p>
          </table:table-cell>
          <table:table-cell office:value-type="float" office:value="345.8342" calcext:value-type="float">
            <text:p>3.458342E+02</text:p>
          </table:table-cell>
          <table:table-cell office:value-type="float" office:value="0.2069404" calcext:value-type="float">
            <text:p>2.069404E-01</text:p>
          </table:table-cell>
          <table:table-cell table:formula="of:=[.B79]*[.B79]" office:value-type="float" office:value="0.22705539491089" calcext:value-type="float">
            <text:p>0.2270553949</text:p>
          </table:table-cell>
          <table:table-cell table:number-columns-repeated="2"/>
        </table:table-row>
        <table:table-row table:style-name="ro1">
          <table:table-cell office:value-type="float" office:value="345.835" calcext:value-type="float">
            <text:p>3.458350E+02</text:p>
          </table:table-cell>
          <table:table-cell office:value-type="float" office:value="1.01561" calcext:value-type="float">
            <text:p>1.015610E+00</text:p>
          </table:table-cell>
          <table:table-cell office:value-type="float" office:value="345.835" calcext:value-type="float">
            <text:p>3.458350E+02</text:p>
          </table:table-cell>
          <table:table-cell office:value-type="float" office:value="0.2604011" calcext:value-type="float">
            <text:p>2.604011E-01</text:p>
          </table:table-cell>
          <table:table-cell table:number-columns-repeated="3"/>
        </table:table-row>
        <table:table-row table:style-name="ro1">
          <table:table-cell office:value-type="float" office:value="345.8358" calcext:value-type="float">
            <text:p>3.458358E+02</text:p>
          </table:table-cell>
          <table:table-cell office:value-type="float" office:value="1.296019" calcext:value-type="float">
            <text:p>1.296019E+00</text:p>
          </table:table-cell>
          <table:table-cell office:value-type="float" office:value="345.8358" calcext:value-type="float">
            <text:p>3.458358E+02</text:p>
          </table:table-cell>
          <table:table-cell office:value-type="float" office:value="0.5886543" calcext:value-type="float">
            <text:p>5.886543E-01</text:p>
          </table:table-cell>
          <table:table-cell table:number-columns-repeated="3"/>
        </table:table-row>
        <table:table-row table:style-name="ro1">
          <table:table-cell office:value-type="float" office:value="345.8367" calcext:value-type="float">
            <text:p>3.458367E+02</text:p>
          </table:table-cell>
          <table:table-cell office:value-type="float" office:value="1.514622" calcext:value-type="float">
            <text:p>1.514622E+00</text:p>
          </table:table-cell>
          <table:table-cell office:value-type="float" office:value="345.8367" calcext:value-type="float">
            <text:p>3.458367E+02</text:p>
          </table:table-cell>
          <table:table-cell office:value-type="float" office:value="0.767247" calcext:value-type="float">
            <text:p>7.672470E-01</text:p>
          </table:table-cell>
          <table:table-cell table:number-columns-repeated="3"/>
        </table:table-row>
        <table:table-row table:style-name="ro1">
          <table:table-cell office:value-type="float" office:value="345.8375" calcext:value-type="float">
            <text:p>3.458375E+02</text:p>
          </table:table-cell>
          <table:table-cell office:value-type="float" office:value="1.48098" calcext:value-type="float">
            <text:p>1.480980E+00</text:p>
          </table:table-cell>
          <table:table-cell office:value-type="float" office:value="345.8375" calcext:value-type="float">
            <text:p>3.458375E+02</text:p>
          </table:table-cell>
          <table:table-cell office:value-type="float" office:value="0.7528679" calcext:value-type="float">
            <text:p>7.528679E-01</text:p>
          </table:table-cell>
          <table:table-cell table:number-columns-repeated="3"/>
        </table:table-row>
        <table:table-row table:style-name="ro1">
          <table:table-cell office:value-type="float" office:value="345.8383" calcext:value-type="float">
            <text:p>3.458383E+02</text:p>
          </table:table-cell>
          <table:table-cell office:value-type="float" office:value="1.253854" calcext:value-type="float">
            <text:p>1.253854E+00</text:p>
          </table:table-cell>
          <table:table-cell office:value-type="float" office:value="345.8383" calcext:value-type="float">
            <text:p>3.458383E+02</text:p>
          </table:table-cell>
          <table:table-cell office:value-type="float" office:value="1.048903" calcext:value-type="float">
            <text:p>1.048903E+00</text:p>
          </table:table-cell>
          <table:table-cell table:number-columns-repeated="3"/>
        </table:table-row>
        <table:table-row table:style-name="ro1">
          <table:table-cell office:value-type="float" office:value="345.8391" calcext:value-type="float">
            <text:p>3.458391E+02</text:p>
          </table:table-cell>
          <table:table-cell office:value-type="float" office:value="1.443961" calcext:value-type="float">
            <text:p>1.443961E+00</text:p>
          </table:table-cell>
          <table:table-cell office:value-type="float" office:value="345.8391" calcext:value-type="float">
            <text:p>3.458391E+02</text:p>
          </table:table-cell>
          <table:table-cell office:value-type="float" office:value="0.9828063" calcext:value-type="float">
            <text:p>9.828063E-01</text:p>
          </table:table-cell>
          <table:table-cell table:number-columns-repeated="3"/>
        </table:table-row>
        <table:table-row table:style-name="ro1">
          <table:table-cell office:value-type="float" office:value="345.8399" calcext:value-type="float">
            <text:p>3.458399E+02</text:p>
          </table:table-cell>
          <table:table-cell office:value-type="float" office:value="1.666546" calcext:value-type="float">
            <text:p>1.666546E+00</text:p>
          </table:table-cell>
          <table:table-cell office:value-type="float" office:value="345.8399" calcext:value-type="float">
            <text:p>3.458399E+02</text:p>
          </table:table-cell>
          <table:table-cell office:value-type="float" office:value="0.4439474" calcext:value-type="float">
            <text:p>4.439474E-01</text:p>
          </table:table-cell>
          <table:table-cell table:number-columns-repeated="3"/>
        </table:table-row>
        <table:table-row table:style-name="ro1">
          <table:table-cell office:value-type="float" office:value="345.8407" calcext:value-type="float">
            <text:p>3.458407E+02</text:p>
          </table:table-cell>
          <table:table-cell office:value-type="float" office:value="1.814615" calcext:value-type="float">
            <text:p>1.814615E+00</text:p>
          </table:table-cell>
          <table:table-cell office:value-type="float" office:value="345.8407" calcext:value-type="float">
            <text:p>3.458407E+02</text:p>
          </table:table-cell>
          <table:table-cell office:value-type="float" office:value="0.6481546" calcext:value-type="float">
            <text:p>6.481546E-01</text:p>
          </table:table-cell>
          <table:table-cell table:number-columns-repeated="3"/>
        </table:table-row>
        <table:table-row table:style-name="ro1">
          <table:table-cell office:value-type="float" office:value="345.8415" calcext:value-type="float">
            <text:p>3.458415E+02</text:p>
          </table:table-cell>
          <table:table-cell office:value-type="float" office:value="1.128402" calcext:value-type="float">
            <text:p>1.128402E+00</text:p>
          </table:table-cell>
          <table:table-cell office:value-type="float" office:value="345.8415" calcext:value-type="float">
            <text:p>3.458415E+02</text:p>
          </table:table-cell>
          <table:table-cell office:value-type="float" office:value="0.425286" calcext:value-type="float">
            <text:p>4.252860E-01</text:p>
          </table:table-cell>
          <table:table-cell table:number-columns-repeated="3"/>
        </table:table-row>
        <table:table-row table:style-name="ro1">
          <table:table-cell office:value-type="float" office:value="345.8423" calcext:value-type="float">
            <text:p>3.458423E+02</text:p>
          </table:table-cell>
          <table:table-cell office:value-type="float" office:value="0.9172248" calcext:value-type="float">
            <text:p>9.172248E-01</text:p>
          </table:table-cell>
          <table:table-cell office:value-type="float" office:value="345.8423" calcext:value-type="float">
            <text:p>3.458423E+02</text:p>
          </table:table-cell>
          <table:table-cell office:value-type="float" office:value="0.410593" calcext:value-type="float">
            <text:p>4.105930E-01</text:p>
          </table:table-cell>
          <table:table-cell table:number-columns-repeated="3"/>
        </table:table-row>
        <table:table-row table:style-name="ro1">
          <table:table-cell office:value-type="float" office:value="345.8432" calcext:value-type="float">
            <text:p>3.458432E+02</text:p>
          </table:table-cell>
          <table:table-cell office:value-type="float" office:value="1.140834" calcext:value-type="float">
            <text:p>1.140834E+00</text:p>
          </table:table-cell>
          <table:table-cell office:value-type="float" office:value="345.8432" calcext:value-type="float">
            <text:p>3.458432E+02</text:p>
          </table:table-cell>
          <table:table-cell office:value-type="float" office:value="0.7912117" calcext:value-type="float">
            <text:p>7.912117E-01</text:p>
          </table:table-cell>
          <table:table-cell table:number-columns-repeated="3"/>
        </table:table-row>
        <table:table-row table:style-name="ro1">
          <table:table-cell office:value-type="float" office:value="345.844" calcext:value-type="float">
            <text:p>3.458440E+02</text:p>
          </table:table-cell>
          <table:table-cell office:value-type="float" office:value="1.027926" calcext:value-type="float">
            <text:p>1.027926E+00</text:p>
          </table:table-cell>
          <table:table-cell office:value-type="float" office:value="345.844" calcext:value-type="float">
            <text:p>3.458440E+02</text:p>
          </table:table-cell>
          <table:table-cell office:value-type="float" office:value="0.1264878" calcext:value-type="float">
            <text:p>1.264878E-01</text:p>
          </table:table-cell>
          <table:table-cell table:number-columns-repeated="3"/>
        </table:table-row>
        <table:table-row table:style-name="ro1">
          <table:table-cell office:value-type="float" office:value="345.8448" calcext:value-type="float">
            <text:p>3.458448E+02</text:p>
          </table:table-cell>
          <table:table-cell office:value-type="float" office:value="1.128794" calcext:value-type="float">
            <text:p>1.128794E+00</text:p>
          </table:table-cell>
          <table:table-cell office:value-type="float" office:value="345.8448" calcext:value-type="float">
            <text:p>3.458448E+02</text:p>
          </table:table-cell>
          <table:table-cell office:value-type="float" office:value="0.4284568" calcext:value-type="float">
            <text:p>4.284568E-01</text:p>
          </table:table-cell>
          <table:table-cell table:number-columns-repeated="3"/>
        </table:table-row>
        <table:table-row table:style-name="ro1">
          <table:table-cell office:value-type="float" office:value="345.8456" calcext:value-type="float">
            <text:p>3.458456E+02</text:p>
          </table:table-cell>
          <table:table-cell office:value-type="float" office:value="1.395899" calcext:value-type="float">
            <text:p>1.395899E+00</text:p>
          </table:table-cell>
          <table:table-cell office:value-type="float" office:value="345.8456" calcext:value-type="float">
            <text:p>3.458456E+02</text:p>
          </table:table-cell>
          <table:table-cell office:value-type="float" office:value="0.1935639" calcext:value-type="float">
            <text:p>1.935639E-01</text:p>
          </table:table-cell>
          <table:table-cell table:number-columns-repeated="3"/>
        </table:table-row>
        <table:table-row table:style-name="ro1">
          <table:table-cell office:value-type="float" office:value="345.8464" calcext:value-type="float">
            <text:p>3.458464E+02</text:p>
          </table:table-cell>
          <table:table-cell office:value-type="float" office:value="1.657682" calcext:value-type="float">
            <text:p>1.657682E+00</text:p>
          </table:table-cell>
          <table:table-cell office:value-type="float" office:value="345.8464" calcext:value-type="float">
            <text:p>3.458464E+02</text:p>
          </table:table-cell>
          <table:table-cell office:value-type="float" office:value="0.2820934" calcext:value-type="float">
            <text:p>2.820934E-01</text:p>
          </table:table-cell>
          <table:table-cell table:number-columns-repeated="3"/>
        </table:table-row>
        <table:table-row table:style-name="ro1">
          <table:table-cell office:value-type="float" office:value="345.8472" calcext:value-type="float">
            <text:p>3.458472E+02</text:p>
          </table:table-cell>
          <table:table-cell office:value-type="float" office:value="1.625472" calcext:value-type="float">
            <text:p>1.625472E+00</text:p>
          </table:table-cell>
          <table:table-cell office:value-type="float" office:value="345.8472" calcext:value-type="float">
            <text:p>3.458472E+02</text:p>
          </table:table-cell>
          <table:table-cell office:value-type="float" office:value="0.5156547" calcext:value-type="float">
            <text:p>5.156547E-01</text:p>
          </table:table-cell>
          <table:table-cell table:number-columns-repeated="3"/>
        </table:table-row>
        <table:table-row table:style-name="ro1">
          <table:table-cell office:value-type="float" office:value="345.848" calcext:value-type="float">
            <text:p>3.458480E+02</text:p>
          </table:table-cell>
          <table:table-cell office:value-type="float" office:value="1.413928" calcext:value-type="float">
            <text:p>1.413928E+00</text:p>
          </table:table-cell>
          <table:table-cell office:value-type="float" office:value="345.848" calcext:value-type="float">
            <text:p>3.458480E+02</text:p>
          </table:table-cell>
          <table:table-cell office:value-type="float" office:value="0.3290232" calcext:value-type="float">
            <text:p>3.290232E-01</text:p>
          </table:table-cell>
          <table:table-cell table:number-columns-repeated="3"/>
        </table:table-row>
        <table:table-row table:style-name="ro1">
          <table:table-cell office:value-type="float" office:value="345.8488" calcext:value-type="float">
            <text:p>3.458488E+02</text:p>
          </table:table-cell>
          <table:table-cell office:value-type="float" office:value="0.6104815" calcext:value-type="float">
            <text:p>6.104815E-01</text:p>
          </table:table-cell>
          <table:table-cell office:value-type="float" office:value="345.8488" calcext:value-type="float">
            <text:p>3.458488E+02</text:p>
          </table:table-cell>
          <table:table-cell office:value-type="float" office:value="0.6736585" calcext:value-type="float">
            <text:p>6.736585E-01</text:p>
          </table:table-cell>
          <table:table-cell table:number-columns-repeated="3"/>
        </table:table-row>
        <table:table-row table:style-name="ro1">
          <table:table-cell office:value-type="float" office:value="345.8497" calcext:value-type="float">
            <text:p>3.458497E+02</text:p>
          </table:table-cell>
          <table:table-cell office:value-type="float" office:value="0.7915947" calcext:value-type="float">
            <text:p>7.915947E-01</text:p>
          </table:table-cell>
          <table:table-cell office:value-type="float" office:value="345.8497" calcext:value-type="float">
            <text:p>3.458497E+02</text:p>
          </table:table-cell>
          <table:table-cell office:value-type="float" office:value="0.5365246" calcext:value-type="float">
            <text:p>5.365246E-01</text:p>
          </table:table-cell>
          <table:table-cell table:number-columns-repeated="3"/>
        </table:table-row>
        <table:table-row table:style-name="ro1">
          <table:table-cell office:value-type="float" office:value="345.8505" calcext:value-type="float">
            <text:p>3.458505E+02</text:p>
          </table:table-cell>
          <table:table-cell office:value-type="float" office:value="1.10736" calcext:value-type="float">
            <text:p>1.107360E+00</text:p>
          </table:table-cell>
          <table:table-cell office:value-type="float" office:value="345.8505" calcext:value-type="float">
            <text:p>3.458505E+02</text:p>
          </table:table-cell>
          <table:table-cell office:value-type="float" office:value="0.4976702" calcext:value-type="float">
            <text:p>4.976702E-01</text:p>
          </table:table-cell>
          <table:table-cell table:number-columns-repeated="3"/>
        </table:table-row>
        <table:table-row table:style-name="ro1">
          <table:table-cell office:value-type="float" office:value="345.8513" calcext:value-type="float">
            <text:p>3.458513E+02</text:p>
          </table:table-cell>
          <table:table-cell office:value-type="float" office:value="1.131521" calcext:value-type="float">
            <text:p>1.131521E+00</text:p>
          </table:table-cell>
          <table:table-cell office:value-type="float" office:value="345.8513" calcext:value-type="float">
            <text:p>3.458513E+02</text:p>
          </table:table-cell>
          <table:table-cell office:value-type="float" office:value="0.7873197" calcext:value-type="float">
            <text:p>7.873197E-01</text:p>
          </table:table-cell>
          <table:table-cell table:number-columns-repeated="3"/>
        </table:table-row>
        <table:table-row table:style-name="ro1">
          <table:table-cell office:value-type="float" office:value="345.8521" calcext:value-type="float">
            <text:p>3.458521E+02</text:p>
          </table:table-cell>
          <table:table-cell office:value-type="float" office:value="1.628165" calcext:value-type="float">
            <text:p>1.628165E+00</text:p>
          </table:table-cell>
          <table:table-cell office:value-type="float" office:value="345.8521" calcext:value-type="float">
            <text:p>3.458521E+02</text:p>
          </table:table-cell>
          <table:table-cell office:value-type="float" office:value="0.6947115" calcext:value-type="float">
            <text:p>6.947115E-01</text:p>
          </table:table-cell>
          <table:table-cell table:number-columns-repeated="3"/>
        </table:table-row>
        <table:table-row table:style-name="ro1">
          <table:table-cell office:value-type="float" office:value="345.8529" calcext:value-type="float">
            <text:p>3.458529E+02</text:p>
          </table:table-cell>
          <table:table-cell office:value-type="float" office:value="1.296403" calcext:value-type="float">
            <text:p>1.296403E+00</text:p>
          </table:table-cell>
          <table:table-cell office:value-type="float" office:value="345.8529" calcext:value-type="float">
            <text:p>3.458529E+02</text:p>
          </table:table-cell>
          <table:table-cell office:value-type="float" office:value="0.1181564" calcext:value-type="float">
            <text:p>1.181564E-01</text:p>
          </table:table-cell>
          <table:table-cell table:number-columns-repeated="3"/>
        </table:table-row>
        <table:table-row table:style-name="ro1">
          <table:table-cell office:value-type="float" office:value="345.8537" calcext:value-type="float">
            <text:p>3.458537E+02</text:p>
          </table:table-cell>
          <table:table-cell office:value-type="float" office:value="1.752366" calcext:value-type="float">
            <text:p>1.752366E+00</text:p>
          </table:table-cell>
          <table:table-cell office:value-type="float" office:value="345.8537" calcext:value-type="float">
            <text:p>3.458537E+02</text:p>
          </table:table-cell>
          <table:table-cell office:value-type="float" office:value="0.6107551" calcext:value-type="float">
            <text:p>6.107551E-01</text:p>
          </table:table-cell>
          <table:table-cell table:number-columns-repeated="3"/>
        </table:table-row>
        <table:table-row table:style-name="ro1">
          <table:table-cell office:value-type="float" office:value="345.8545" calcext:value-type="float">
            <text:p>3.458545E+02</text:p>
          </table:table-cell>
          <table:table-cell office:value-type="float" office:value="1.973748" calcext:value-type="float">
            <text:p>1.973748E+00</text:p>
          </table:table-cell>
          <table:table-cell office:value-type="float" office:value="345.8545" calcext:value-type="float">
            <text:p>3.458545E+02</text:p>
          </table:table-cell>
          <table:table-cell office:value-type="float" office:value="0.7033811" calcext:value-type="float">
            <text:p>7.033811E-01</text:p>
          </table:table-cell>
          <table:table-cell table:number-columns-repeated="3"/>
        </table:table-row>
        <table:table-row table:style-name="ro1">
          <table:table-cell office:value-type="float" office:value="345.8553" calcext:value-type="float">
            <text:p>3.458553E+02</text:p>
          </table:table-cell>
          <table:table-cell office:value-type="float" office:value="1.889599" calcext:value-type="float">
            <text:p>1.889599E+00</text:p>
          </table:table-cell>
          <table:table-cell office:value-type="float" office:value="345.8553" calcext:value-type="float">
            <text:p>3.458553E+02</text:p>
          </table:table-cell>
          <table:table-cell office:value-type="float" office:value="0.8315554" calcext:value-type="float">
            <text:p>8.315554E-01</text:p>
          </table:table-cell>
          <table:table-cell table:number-columns-repeated="3"/>
        </table:table-row>
        <table:table-row table:style-name="ro1">
          <table:table-cell office:value-type="float" office:value="345.8562" calcext:value-type="float">
            <text:p>3.458562E+02</text:p>
          </table:table-cell>
          <table:table-cell office:value-type="float" office:value="1.943573" calcext:value-type="float">
            <text:p>1.943573E+00</text:p>
          </table:table-cell>
          <table:table-cell office:value-type="float" office:value="345.8562" calcext:value-type="float">
            <text:p>3.458562E+02</text:p>
          </table:table-cell>
          <table:table-cell office:value-type="float" office:value="0.8142002" calcext:value-type="float">
            <text:p>8.142002E-01</text:p>
          </table:table-cell>
          <table:table-cell table:number-columns-repeated="3"/>
        </table:table-row>
        <table:table-row table:style-name="ro1">
          <table:table-cell office:value-type="float" office:value="345.857" calcext:value-type="float">
            <text:p>3.458570E+02</text:p>
          </table:table-cell>
          <table:table-cell office:value-type="float" office:value="1.226622" calcext:value-type="float">
            <text:p>1.226622E+00</text:p>
          </table:table-cell>
          <table:table-cell office:value-type="float" office:value="345.857" calcext:value-type="float">
            <text:p>3.458570E+02</text:p>
          </table:table-cell>
          <table:table-cell office:value-type="float" office:value="0.3326164" calcext:value-type="float">
            <text:p>3.326164E-01</text:p>
          </table:table-cell>
          <table:table-cell table:number-columns-repeated="3"/>
        </table:table-row>
        <table:table-row table:style-name="ro1">
          <table:table-cell office:value-type="float" office:value="345.8578" calcext:value-type="float">
            <text:p>3.458578E+02</text:p>
          </table:table-cell>
          <table:table-cell office:value-type="float" office:value="1.650401" calcext:value-type="float">
            <text:p>1.650401E+00</text:p>
          </table:table-cell>
          <table:table-cell office:value-type="float" office:value="345.8578" calcext:value-type="float">
            <text:p>3.458578E+02</text:p>
          </table:table-cell>
          <table:table-cell office:value-type="float" office:value="0.6062137" calcext:value-type="float">
            <text:p>6.062137E-01</text:p>
          </table:table-cell>
          <table:table-cell table:number-columns-repeated="3"/>
        </table:table-row>
        <table:table-row table:style-name="ro1">
          <table:table-cell office:value-type="float" office:value="345.8586" calcext:value-type="float">
            <text:p>3.458586E+02</text:p>
          </table:table-cell>
          <table:table-cell office:value-type="float" office:value="1.640021" calcext:value-type="float">
            <text:p>1.640021E+00</text:p>
          </table:table-cell>
          <table:table-cell office:value-type="float" office:value="345.8586" calcext:value-type="float">
            <text:p>3.458586E+02</text:p>
          </table:table-cell>
          <table:table-cell office:value-type="float" office:value="1.077929" calcext:value-type="float">
            <text:p>1.077929E+00</text:p>
          </table:table-cell>
          <table:table-cell table:number-columns-repeated="3"/>
        </table:table-row>
        <table:table-row table:style-name="ro1">
          <table:table-cell office:value-type="float" office:value="345.8594" calcext:value-type="float">
            <text:p>3.458594E+02</text:p>
          </table:table-cell>
          <table:table-cell office:value-type="float" office:value="1.553078" calcext:value-type="float">
            <text:p>1.553078E+00</text:p>
          </table:table-cell>
          <table:table-cell office:value-type="float" office:value="345.8594" calcext:value-type="float">
            <text:p>3.458594E+02</text:p>
          </table:table-cell>
          <table:table-cell office:value-type="float" office:value="0.6514732" calcext:value-type="float">
            <text:p>6.514732E-01</text:p>
          </table:table-cell>
          <table:table-cell table:number-columns-repeated="3"/>
        </table:table-row>
        <table:table-row table:style-name="ro1">
          <table:table-cell office:value-type="float" office:value="345.8602" calcext:value-type="float">
            <text:p>3.458602E+02</text:p>
          </table:table-cell>
          <table:table-cell office:value-type="float" office:value="1.568098" calcext:value-type="float">
            <text:p>1.568098E+00</text:p>
          </table:table-cell>
          <table:table-cell office:value-type="float" office:value="345.8602" calcext:value-type="float">
            <text:p>3.458602E+02</text:p>
          </table:table-cell>
          <table:table-cell office:value-type="float" office:value="0.4258519" calcext:value-type="float">
            <text:p>4.258519E-01</text:p>
          </table:table-cell>
          <table:table-cell table:number-columns-repeated="3"/>
        </table:table-row>
        <table:table-row table:style-name="ro1">
          <table:table-cell office:value-type="float" office:value="345.861" calcext:value-type="float">
            <text:p>3.458610E+02</text:p>
          </table:table-cell>
          <table:table-cell office:value-type="float" office:value="1.630313" calcext:value-type="float">
            <text:p>1.630313E+00</text:p>
          </table:table-cell>
          <table:table-cell office:value-type="float" office:value="345.861" calcext:value-type="float">
            <text:p>3.458610E+02</text:p>
          </table:table-cell>
          <table:table-cell office:value-type="float" office:value="0.4520268" calcext:value-type="float">
            <text:p>4.520268E-01</text:p>
          </table:table-cell>
          <table:table-cell table:number-columns-repeated="3"/>
        </table:table-row>
        <table:table-row table:style-name="ro1">
          <table:table-cell office:value-type="float" office:value="345.8618" calcext:value-type="float">
            <text:p>3.458618E+02</text:p>
          </table:table-cell>
          <table:table-cell office:value-type="float" office:value="1.091965" calcext:value-type="float">
            <text:p>1.091965E+00</text:p>
          </table:table-cell>
          <table:table-cell office:value-type="float" office:value="345.8618" calcext:value-type="float">
            <text:p>3.458618E+02</text:p>
          </table:table-cell>
          <table:table-cell office:value-type="float" office:value="0.3817666" calcext:value-type="float">
            <text:p>3.817666E-01</text:p>
          </table:table-cell>
          <table:table-cell table:number-columns-repeated="3"/>
        </table:table-row>
        <table:table-row table:style-name="ro1">
          <table:table-cell office:value-type="float" office:value="345.8627" calcext:value-type="float">
            <text:p>3.458627E+02</text:p>
          </table:table-cell>
          <table:table-cell office:value-type="float" office:value="0.8097461" calcext:value-type="float">
            <text:p>8.097461E-01</text:p>
          </table:table-cell>
          <table:table-cell office:value-type="float" office:value="345.8627" calcext:value-type="float">
            <text:p>3.458627E+02</text:p>
          </table:table-cell>
          <table:table-cell office:value-type="float" office:value="0.09912851" calcext:value-type="float">
            <text:p>9.912851E-02</text:p>
          </table:table-cell>
          <table:table-cell table:number-columns-repeated="3"/>
        </table:table-row>
        <table:table-row table:style-name="ro1">
          <table:table-cell office:value-type="float" office:value="345.8635" calcext:value-type="float">
            <text:p>3.458635E+02</text:p>
          </table:table-cell>
          <table:table-cell office:value-type="float" office:value="0.883222" calcext:value-type="float">
            <text:p>8.832220E-01</text:p>
          </table:table-cell>
          <table:table-cell office:value-type="float" office:value="345.8635" calcext:value-type="float">
            <text:p>3.458635E+02</text:p>
          </table:table-cell>
          <table:table-cell office:value-type="float" office:value="0.6046926" calcext:value-type="float">
            <text:p>6.046926E-01</text:p>
          </table:table-cell>
          <table:table-cell table:number-columns-repeated="3"/>
        </table:table-row>
        <table:table-row table:style-name="ro1">
          <table:table-cell office:value-type="float" office:value="345.8643" calcext:value-type="float">
            <text:p>3.458643E+02</text:p>
          </table:table-cell>
          <table:table-cell office:value-type="float" office:value="1.423582" calcext:value-type="float">
            <text:p>1.423582E+00</text:p>
          </table:table-cell>
          <table:table-cell office:value-type="float" office:value="345.8643" calcext:value-type="float">
            <text:p>3.458643E+02</text:p>
          </table:table-cell>
          <table:table-cell office:value-type="float" office:value="0.7257238" calcext:value-type="float">
            <text:p>7.257238E-01</text:p>
          </table:table-cell>
          <table:table-cell table:number-columns-repeated="3"/>
        </table:table-row>
        <table:table-row table:style-name="ro1">
          <table:table-cell office:value-type="float" office:value="345.8651" calcext:value-type="float">
            <text:p>3.458651E+02</text:p>
          </table:table-cell>
          <table:table-cell office:value-type="float" office:value="0.996765" calcext:value-type="float">
            <text:p>9.967650E-01</text:p>
          </table:table-cell>
          <table:table-cell office:value-type="float" office:value="345.8651" calcext:value-type="float">
            <text:p>3.458651E+02</text:p>
          </table:table-cell>
          <table:table-cell office:value-type="float" office:value="0.6913306" calcext:value-type="float">
            <text:p>6.913306E-01</text:p>
          </table:table-cell>
          <table:table-cell table:number-columns-repeated="3"/>
        </table:table-row>
        <table:table-row table:style-name="ro1">
          <table:table-cell office:value-type="float" office:value="345.8659" calcext:value-type="float">
            <text:p>3.458659E+02</text:p>
          </table:table-cell>
          <table:table-cell office:value-type="float" office:value="1.091223" calcext:value-type="float">
            <text:p>1.091223E+00</text:p>
          </table:table-cell>
          <table:table-cell office:value-type="float" office:value="345.8659" calcext:value-type="float">
            <text:p>3.458659E+02</text:p>
          </table:table-cell>
          <table:table-cell office:value-type="float" office:value="0.6042233" calcext:value-type="float">
            <text:p>6.042233E-01</text:p>
          </table:table-cell>
          <table:table-cell table:number-columns-repeated="3"/>
        </table:table-row>
        <table:table-row table:style-name="ro1">
          <table:table-cell office:value-type="float" office:value="345.8667" calcext:value-type="float">
            <text:p>3.458667E+02</text:p>
          </table:table-cell>
          <table:table-cell office:value-type="float" office:value="0.5397965" calcext:value-type="float">
            <text:p>5.397965E-01</text:p>
          </table:table-cell>
          <table:table-cell office:value-type="float" office:value="345.8667" calcext:value-type="float">
            <text:p>3.458667E+02</text:p>
          </table:table-cell>
          <table:table-cell office:value-type="float" office:value="0.3471898" calcext:value-type="float">
            <text:p>3.471898E-01</text:p>
          </table:table-cell>
          <table:table-cell table:number-columns-repeated="3"/>
        </table:table-row>
        <table:table-row table:style-name="ro1">
          <table:table-cell office:value-type="float" office:value="345.8675" calcext:value-type="float">
            <text:p>3.458675E+02</text:p>
          </table:table-cell>
          <table:table-cell office:value-type="float" office:value="0.3326438" calcext:value-type="float">
            <text:p>3.326438E-01</text:p>
          </table:table-cell>
          <table:table-cell office:value-type="float" office:value="345.8675" calcext:value-type="float">
            <text:p>3.458675E+02</text:p>
          </table:table-cell>
          <table:table-cell office:value-type="float" office:value="0.301885" calcext:value-type="float">
            <text:p>3.018850E-01</text:p>
          </table:table-cell>
          <table:table-cell table:number-columns-repeated="3"/>
        </table:table-row>
        <table:table-row table:style-name="ro1">
          <table:table-cell office:value-type="float" office:value="345.8683" calcext:value-type="float">
            <text:p>3.458683E+02</text:p>
          </table:table-cell>
          <table:table-cell office:value-type="float" office:value="0.3045212" calcext:value-type="float">
            <text:p>3.045212E-01</text:p>
          </table:table-cell>
          <table:table-cell office:value-type="float" office:value="345.8683" calcext:value-type="float">
            <text:p>3.458683E+02</text:p>
          </table:table-cell>
          <table:table-cell office:value-type="float" office:value="0.2354986" calcext:value-type="float">
            <text:p>2.354986E-01</text:p>
          </table:table-cell>
          <table:table-cell table:number-columns-repeated="3"/>
        </table:table-row>
        <table:table-row table:style-name="ro1">
          <table:table-cell office:value-type="float" office:value="345.8692" calcext:value-type="float">
            <text:p>3.458692E+02</text:p>
          </table:table-cell>
          <table:table-cell office:value-type="float" office:value="0.3673786" calcext:value-type="float">
            <text:p>3.673786E-01</text:p>
          </table:table-cell>
          <table:table-cell office:value-type="float" office:value="345.8692" calcext:value-type="float">
            <text:p>3.458692E+02</text:p>
          </table:table-cell>
          <table:table-cell office:value-type="float" office:value="0.4093501" calcext:value-type="float">
            <text:p>4.093501E-01</text:p>
          </table:table-cell>
          <table:table-cell table:number-columns-repeated="3"/>
        </table:table-row>
        <table:table-row table:style-name="ro1">
          <table:table-cell office:value-type="float" office:value="345.87" calcext:value-type="float">
            <text:p>3.458700E+02</text:p>
          </table:table-cell>
          <table:table-cell office:value-type="float" office:value="0.7070959" calcext:value-type="float">
            <text:p>7.070959E-01</text:p>
          </table:table-cell>
          <table:table-cell office:value-type="float" office:value="345.87" calcext:value-type="float">
            <text:p>3.458700E+02</text:p>
          </table:table-cell>
          <table:table-cell office:value-type="float" office:value="0.443338" calcext:value-type="float">
            <text:p>4.433380E-01</text:p>
          </table:table-cell>
          <table:table-cell table:number-columns-repeated="3"/>
        </table:table-row>
        <table:table-row table:style-name="ro1">
          <table:table-cell office:value-type="float" office:value="345.8708" calcext:value-type="float">
            <text:p>3.458708E+02</text:p>
          </table:table-cell>
          <table:table-cell office:value-type="float" office:value="0.6153315" calcext:value-type="float">
            <text:p>6.153315E-01</text:p>
          </table:table-cell>
          <table:table-cell office:value-type="float" office:value="345.8708" calcext:value-type="float">
            <text:p>3.458708E+02</text:p>
          </table:table-cell>
          <table:table-cell office:value-type="float" office:value="0.2586637" calcext:value-type="float">
            <text:p>2.586637E-01</text:p>
          </table:table-cell>
          <table:table-cell table:number-columns-repeated="3"/>
        </table:table-row>
        <table:table-row table:style-name="ro1">
          <table:table-cell office:value-type="float" office:value="345.8716" calcext:value-type="float">
            <text:p>3.458716E+02</text:p>
          </table:table-cell>
          <table:table-cell office:value-type="float" office:value="0.2679982" calcext:value-type="float">
            <text:p>2.679982E-01</text:p>
          </table:table-cell>
          <table:table-cell office:value-type="float" office:value="345.8716" calcext:value-type="float">
            <text:p>3.458716E+02</text:p>
          </table:table-cell>
          <table:table-cell office:value-type="float" office:value="0.1120767" calcext:value-type="float">
            <text:p>1.120767E-01</text:p>
          </table:table-cell>
          <table:table-cell table:number-columns-repeated="3"/>
        </table:table-row>
        <table:table-row table:style-name="ro1">
          <table:table-cell office:value-type="float" office:value="345.8724" calcext:value-type="float">
            <text:p>3.458724E+02</text:p>
          </table:table-cell>
          <table:table-cell office:value-type="float" office:value="0.7735733" calcext:value-type="float">
            <text:p>7.735733E-01</text:p>
          </table:table-cell>
          <table:table-cell office:value-type="float" office:value="345.8724" calcext:value-type="float">
            <text:p>3.458724E+02</text:p>
          </table:table-cell>
          <table:table-cell office:value-type="float" office:value="0.7535836" calcext:value-type="float">
            <text:p>7.535836E-01</text:p>
          </table:table-cell>
          <table:table-cell table:number-columns-repeated="3"/>
        </table:table-row>
        <table:table-row table:style-name="ro1">
          <table:table-cell office:value-type="float" office:value="345.8732" calcext:value-type="float">
            <text:p>3.458732E+02</text:p>
          </table:table-cell>
          <table:table-cell office:value-type="float" office:value="0.2477743" calcext:value-type="float">
            <text:p>2.477743E-01</text:p>
          </table:table-cell>
          <table:table-cell office:value-type="float" office:value="345.8732" calcext:value-type="float">
            <text:p>3.458732E+02</text:p>
          </table:table-cell>
          <table:table-cell office:value-type="float" office:value="0.2435649" calcext:value-type="float">
            <text:p>2.435649E-01</text:p>
          </table:table-cell>
          <table:table-cell table:number-columns-repeated="3"/>
        </table:table-row>
        <table:table-row table:style-name="ro1">
          <table:table-cell office:value-type="float" office:value="345.874" calcext:value-type="float">
            <text:p>3.458740E+02</text:p>
          </table:table-cell>
          <table:table-cell office:value-type="float" office:value="0.3153755" calcext:value-type="float">
            <text:p>3.153755E-01</text:p>
          </table:table-cell>
          <table:table-cell office:value-type="float" office:value="345.874" calcext:value-type="float">
            <text:p>3.458740E+02</text:p>
          </table:table-cell>
          <table:table-cell office:value-type="float" office:value="0.3215823" calcext:value-type="float">
            <text:p>3.215823E-01</text:p>
          </table:table-cell>
          <table:table-cell table:number-columns-repeated="3"/>
        </table:table-row>
        <table:table-row table:style-name="ro1">
          <table:table-cell office:value-type="float" office:value="345.8748" calcext:value-type="float">
            <text:p>3.458748E+02</text:p>
          </table:table-cell>
          <table:table-cell office:value-type="float" office:value="0.2547969" calcext:value-type="float">
            <text:p>2.547969E-01</text:p>
          </table:table-cell>
          <table:table-cell office:value-type="float" office:value="345.8748" calcext:value-type="float">
            <text:p>3.458748E+02</text:p>
          </table:table-cell>
          <table:table-cell office:value-type="float" office:value="0.332736" calcext:value-type="float">
            <text:p>3.327360E-01</text:p>
          </table:table-cell>
          <table:table-cell table:number-columns-repeated="3"/>
        </table:table-row>
        <table:table-row table:style-name="ro1">
          <table:table-cell office:value-type="float" office:value="345.8757" calcext:value-type="float">
            <text:p>3.458757E+02</text:p>
          </table:table-cell>
          <table:table-cell office:value-type="float" office:value="0.1477735" calcext:value-type="float">
            <text:p>1.477735E-01</text:p>
          </table:table-cell>
          <table:table-cell office:value-type="float" office:value="345.8757" calcext:value-type="float">
            <text:p>3.458757E+02</text:p>
          </table:table-cell>
          <table:table-cell office:value-type="float" office:value="0.2492636" calcext:value-type="float">
            <text:p>2.492636E-01</text:p>
          </table:table-cell>
          <table:table-cell table:number-columns-repeated="3"/>
        </table:table-row>
        <table:table-row table:style-name="ro1">
          <table:table-cell office:value-type="float" office:value="345.8765" calcext:value-type="float">
            <text:p>3.458765E+02</text:p>
          </table:table-cell>
          <table:table-cell office:value-type="float" office:value="0.5695496" calcext:value-type="float">
            <text:p>5.695496E-01</text:p>
          </table:table-cell>
          <table:table-cell office:value-type="float" office:value="345.8765" calcext:value-type="float">
            <text:p>3.458765E+02</text:p>
          </table:table-cell>
          <table:table-cell office:value-type="float" office:value="0.5708961" calcext:value-type="float">
            <text:p>5.708961E-01</text:p>
          </table:table-cell>
          <table:table-cell table:number-columns-repeated="3"/>
        </table:table-row>
        <table:table-row table:style-name="ro1">
          <table:table-cell office:value-type="float" office:value="345.8773" calcext:value-type="float">
            <text:p>3.458773E+02</text:p>
          </table:table-cell>
          <table:table-cell office:value-type="float" office:value="0.2903506" calcext:value-type="float">
            <text:p>2.903506E-01</text:p>
          </table:table-cell>
          <table:table-cell office:value-type="float" office:value="345.8773" calcext:value-type="float">
            <text:p>3.458773E+02</text:p>
          </table:table-cell>
          <table:table-cell office:value-type="float" office:value="0.2718276" calcext:value-type="float">
            <text:p>2.718276E-01</text:p>
          </table:table-cell>
          <table:table-cell table:number-columns-repeated="3"/>
        </table:table-row>
        <table:table-row table:style-name="ro1">
          <table:table-cell office:value-type="float" office:value="345.8781" calcext:value-type="float">
            <text:p>3.458781E+02</text:p>
          </table:table-cell>
          <table:table-cell office:value-type="float" office:value="0.340675" calcext:value-type="float">
            <text:p>3.406750E-01</text:p>
          </table:table-cell>
          <table:table-cell office:value-type="float" office:value="345.8781" calcext:value-type="float">
            <text:p>3.458781E+02</text:p>
          </table:table-cell>
          <table:table-cell office:value-type="float" office:value="0.3826968" calcext:value-type="float">
            <text:p>3.826968E-01</text:p>
          </table:table-cell>
          <table:table-cell table:number-columns-repeated="3"/>
        </table:table-row>
        <table:table-row table:style-name="ro1">
          <table:table-cell office:value-type="float" office:value="345.8789" calcext:value-type="float">
            <text:p>3.458789E+02</text:p>
          </table:table-cell>
          <table:table-cell office:value-type="float" office:value="0.4021197" calcext:value-type="float">
            <text:p>4.021197E-01</text:p>
          </table:table-cell>
          <table:table-cell office:value-type="float" office:value="345.8789" calcext:value-type="float">
            <text:p>3.458789E+02</text:p>
          </table:table-cell>
          <table:table-cell office:value-type="float" office:value="0.3130672" calcext:value-type="float">
            <text:p>3.130672E-01</text:p>
          </table:table-cell>
          <table:table-cell table:number-columns-repeated="3"/>
        </table:table-row>
        <table:table-row table:style-name="ro1">
          <table:table-cell office:value-type="float" office:value="345.8797" calcext:value-type="float">
            <text:p>3.458797E+02</text:p>
          </table:table-cell>
          <table:table-cell office:value-type="float" office:value="0.3684905" calcext:value-type="float">
            <text:p>3.684905E-01</text:p>
          </table:table-cell>
          <table:table-cell office:value-type="float" office:value="345.8797" calcext:value-type="float">
            <text:p>3.458797E+02</text:p>
          </table:table-cell>
          <table:table-cell office:value-type="float" office:value="0.2328288" calcext:value-type="float">
            <text:p>2.328288E-01</text:p>
          </table:table-cell>
          <table:table-cell table:number-columns-repeated="3"/>
        </table:table-row>
        <table:table-row table:style-name="ro1">
          <table:table-cell office:value-type="float" office:value="345.8805" calcext:value-type="float">
            <text:p>3.458805E+02</text:p>
          </table:table-cell>
          <table:table-cell office:value-type="float" office:value="0.2567455" calcext:value-type="float">
            <text:p>2.567455E-01</text:p>
          </table:table-cell>
          <table:table-cell office:value-type="float" office:value="345.8805" calcext:value-type="float">
            <text:p>3.458805E+02</text:p>
          </table:table-cell>
          <table:table-cell office:value-type="float" office:value="0.3655837" calcext:value-type="float">
            <text:p>3.655837E-01</text:p>
          </table:table-cell>
          <table:table-cell table:number-columns-repeated="3"/>
        </table:table-row>
        <table:table-row table:style-name="ro1">
          <table:table-cell office:value-type="float" office:value="345.8813" calcext:value-type="float">
            <text:p>3.458813E+02</text:p>
          </table:table-cell>
          <table:table-cell office:value-type="float" office:value="0.4514055" calcext:value-type="float">
            <text:p>4.514055E-01</text:p>
          </table:table-cell>
          <table:table-cell office:value-type="float" office:value="345.8813" calcext:value-type="float">
            <text:p>3.458813E+02</text:p>
          </table:table-cell>
          <table:table-cell office:value-type="float" office:value="0.4103259" calcext:value-type="float">
            <text:p>4.103259E-01</text:p>
          </table:table-cell>
          <table:table-cell table:number-columns-repeated="3"/>
        </table:table-row>
        <table:table-row table:style-name="ro1">
          <table:table-cell office:value-type="float" office:value="345.8822" calcext:value-type="float">
            <text:p>3.458822E+02</text:p>
          </table:table-cell>
          <table:table-cell office:value-type="float" office:value="0.6365346" calcext:value-type="float">
            <text:p>6.365346E-01</text:p>
          </table:table-cell>
          <table:table-cell office:value-type="float" office:value="345.8822" calcext:value-type="float">
            <text:p>3.458822E+02</text:p>
          </table:table-cell>
          <table:table-cell office:value-type="float" office:value="0.7035629" calcext:value-type="float">
            <text:p>7.035629E-01</text:p>
          </table:table-cell>
          <table:table-cell table:number-columns-repeated="3"/>
        </table:table-row>
        <table:table-row table:style-name="ro1">
          <table:table-cell office:value-type="float" office:value="345.883" calcext:value-type="float">
            <text:p>3.458830E+02</text:p>
          </table:table-cell>
          <table:table-cell office:value-type="float" office:value="0.3677592" calcext:value-type="float">
            <text:p>3.677592E-01</text:p>
          </table:table-cell>
          <table:table-cell office:value-type="float" office:value="345.883" calcext:value-type="float">
            <text:p>3.458830E+02</text:p>
          </table:table-cell>
          <table:table-cell office:value-type="float" office:value="0.3094581" calcext:value-type="float">
            <text:p>3.094581E-01</text:p>
          </table:table-cell>
          <table:table-cell table:number-columns-repeated="3"/>
        </table:table-row>
        <table:table-row table:style-name="ro1">
          <table:table-cell office:value-type="float" office:value="345.8838" calcext:value-type="float">
            <text:p>3.458838E+02</text:p>
          </table:table-cell>
          <table:table-cell office:value-type="float" office:value="0.5958379" calcext:value-type="float">
            <text:p>5.958379E-01</text:p>
          </table:table-cell>
          <table:table-cell office:value-type="float" office:value="345.8838" calcext:value-type="float">
            <text:p>3.458838E+02</text:p>
          </table:table-cell>
          <table:table-cell office:value-type="float" office:value="0.711741" calcext:value-type="float">
            <text:p>7.117410E-01</text:p>
          </table:table-cell>
          <table:table-cell table:number-columns-repeated="3"/>
        </table:table-row>
        <table:table-row table:style-name="ro1">
          <table:table-cell office:value-type="float" office:value="345.8846" calcext:value-type="float">
            <text:p>3.458846E+02</text:p>
          </table:table-cell>
          <table:table-cell office:value-type="float" office:value="0.1780179" calcext:value-type="float">
            <text:p>1.780179E-01</text:p>
          </table:table-cell>
          <table:table-cell office:value-type="float" office:value="345.8846" calcext:value-type="float">
            <text:p>3.458846E+02</text:p>
          </table:table-cell>
          <table:table-cell office:value-type="float" office:value="0.2147565" calcext:value-type="float">
            <text:p>2.147565E-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ms noise:</text:p>
          </table:table-cell>
          <table:table-cell table:style-name="Default" office:value-type="float" office:value="0.392568140575157" calcext:value-type="float">
            <text:p>0.3925681406</text:p>
          </table:table-cell>
          <table:table-cell table:style-name="ce4" office:value-type="string" calcext:value-type="string">
            <text:p>rms noise:</text:p>
          </table:table-cell>
          <table:table-cell table:style-name="Default" office:value-type="float" office:value="0.372849251197088" calcext:value-type="float">
            <text:p>0.372849251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ignificance:</text:p>
          </table:table-cell>
          <table:table-cell table:style-name="ce8" table:formula="of:=MAX([.B22:.B141])/[.B142]" office:value-type="float" office:value="5.0277844684702" calcext:value-type="float">
            <text:p>5.03E+00</text:p>
          </table:table-cell>
          <table:table-cell table:style-name="ce4" office:value-type="string" calcext:value-type="string">
            <text:p>significance:</text:p>
          </table:table-cell>
          <table:table-cell table:style-name="ce8" table:formula="of:=MAX([.D22:.D141])/[.D142]" office:value-type="float" office:value="2.89105850833587" calcext:value-type="float">
            <text:p>2.89E+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7:30:57.871359519</meta:creation-date>
    <dc:date>2017-09-05T18:19:48.237928841</dc:date>
    <meta:editing-duration>PT18M17S</meta:editing-duration>
    <meta:editing-cycles>4</meta:editing-cycles>
    <meta:generator>LibreOffice/5.1.6.2$Linux_X86_64 LibreOffice_project/10m0$Build-2</meta:generator>
    <meta:document-statistic meta:table-count="1" meta:cell-count="634" meta:object-count="0"/>
  </office:meta>
</office:document-meta>
</file>